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9.9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it Sol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esource Factor</text:p>
          </table:table-cell>
          <table:table-cell office:value-type="string" calcext:value-type="string">
            <text:p>Profit</text:p>
          </table:table-cell>
          <table:table-cell/>
          <table:table-cell table:number-columns-repeated="2" office:value-type="string" calcext:value-type="string">
            <text:p>I created a simulation to predict the profit on sales of certain tools. The varibles used in this random simulation include Units sold,Price, Cost,Resource Factors</text:p>
          </table:table-cell>
        </table:table-row>
        <table:table-row table:style-name="ro1">
          <table:table-cell table:formula="of:=NORMINV(RAND();26;5.7)" office:value-type="float" office:value="26.650649804804" calcext:value-type="float">
            <text:p>26.650649804804</text:p>
          </table:table-cell>
          <table:table-cell table:formula="of:=RAND()" office:value-type="float" office:value="0.269469566175369" calcext:value-type="float">
            <text:p>0.269469566175369</text:p>
          </table:table-cell>
          <table:table-cell table:formula="of:=IF([.B2]&lt;(0.15);36.25;IF([.B2]&lt;(0.45);41.5;IF([.B2]&lt;(1);38;)))" office:value-type="float" office:value="41.5" calcext:value-type="float">
            <text:p>41.5</text:p>
          </table:table-cell>
          <table:table-cell table:formula="of:=RAND()*6.84+26.88" office:value-type="float" office:value="32.0062099180536" calcext:value-type="float">
            <text:p>32.0062099180536</text:p>
          </table:table-cell>
          <table:table-cell table:formula="of:=NORMINV(RAND();3;1.2)" office:value-type="float" office:value="2.60537976270677" calcext:value-type="float">
            <text:p>2.60537976270677</text:p>
          </table:table-cell>
          <table:table-cell table:formula="of:=[.E2]*([.C2])-((0.2)*([.E2])*([.A2])*([.D2]))+320" office:value-type="float" office:value="-16.3473845110473" calcext:value-type="float">
            <text:p>-16.3473845110473</text:p>
          </table:table-cell>
          <table:table-cell/>
          <table:table-cell office:value-type="string" calcext:value-type="string">
            <text:p>I <text:s/>learned many factors come into play to make a profit</text:p>
          </table:table-cell>
          <table:table-cell/>
        </table:table-row>
        <table:table-row table:style-name="ro1">
          <table:table-cell table:formula="of:=NORMINV(RAND();26;5.7)" office:value-type="float" office:value="25.1214284081349" calcext:value-type="float">
            <text:p>25.1214284081349</text:p>
          </table:table-cell>
          <table:table-cell table:formula="of:=RAND()" office:value-type="float" office:value="0.255682658979963" calcext:value-type="float">
            <text:p>0.255682658979963</text:p>
          </table:table-cell>
          <table:table-cell table:formula="of:=IF([.B3]&lt;(0.15);36.25;IF([.B3]&lt;(0.45);41.5;IF([.B3]&lt;(1);38;)))" office:value-type="float" office:value="41.5" calcext:value-type="float">
            <text:p>41.5</text:p>
          </table:table-cell>
          <table:table-cell table:formula="of:=RAND()*6.84+26.88" office:value-type="float" office:value="31.9450264624683" calcext:value-type="float">
            <text:p>31.9450264624683</text:p>
          </table:table-cell>
          <table:table-cell table:formula="of:=NORMINV(RAND();3;1.2)" office:value-type="float" office:value="3.04048088900389" calcext:value-type="float">
            <text:p>3.04048088900389</text:p>
          </table:table-cell>
          <table:table-cell table:formula="of:=[.E3]*([.C3])-((0.2)*([.E3])*([.A3])*([.D3]))+320" office:value-type="float" office:value="-41.8200809689508" calcext:value-type="float">
            <text:p>-41.8200809689508</text:p>
          </table:table-cell>
          <table:table-cell/>
          <table:table-cell office:value-type="string" calcext:value-type="string">
            <text:p>It seems the highest profit points are made at the price of $41.50 which is only offered 30% of the time. Not sure if resource factors include marketing at peek times which might cause people to purchase more when the product is at its highest price.</text:p>
          </table:table-cell>
          <table:table-cell/>
        </table:table-row>
        <table:table-row table:style-name="ro1">
          <table:table-cell table:formula="of:=NORMINV(RAND();26;5.7)" office:value-type="float" office:value="27.2518575180241" calcext:value-type="float">
            <text:p>27.2518575180241</text:p>
          </table:table-cell>
          <table:table-cell table:formula="of:=RAND()" office:value-type="float" office:value="0.300168715724523" calcext:value-type="float">
            <text:p>0.300168715724523</text:p>
          </table:table-cell>
          <table:table-cell table:formula="of:=IF([.B4]&lt;(0.15);36.25;IF([.B4]&lt;(0.45);41.5;IF([.B4]&lt;(1);38;)))" office:value-type="float" office:value="41.5" calcext:value-type="float">
            <text:p>41.5</text:p>
          </table:table-cell>
          <table:table-cell table:formula="of:=RAND()*6.84+26.88" office:value-type="float" office:value="30.0494827330251" calcext:value-type="float">
            <text:p>30.0494827330251</text:p>
          </table:table-cell>
          <table:table-cell table:formula="of:=NORMINV(RAND();3;1.2)" office:value-type="float" office:value="3.81344629022004" calcext:value-type="float">
            <text:p>3.81344629022004</text:p>
          </table:table-cell>
          <table:table-cell table:formula="of:=[.E4]*([.C4])-((0.2)*([.E4])*([.A4])*([.D4]))+320" office:value-type="float" office:value="-146.31143238932" calcext:value-type="float">
            <text:p>-146.3114323893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2765156630546" calcext:value-type="float">
            <text:p>28.2765156630546</text:p>
          </table:table-cell>
          <table:table-cell table:formula="of:=RAND()" office:value-type="float" office:value="0.572669733116052" calcext:value-type="float">
            <text:p>0.572669733116052</text:p>
          </table:table-cell>
          <table:table-cell table:formula="of:=IF([.B5]&lt;(0.15);36.25;IF([.B5]&lt;(0.45);41.5;IF([.B5]&lt;(1);38;)))" office:value-type="float" office:value="38" calcext:value-type="float">
            <text:p>38</text:p>
          </table:table-cell>
          <table:table-cell table:formula="of:=RAND()*6.84+26.88" office:value-type="float" office:value="29.729661044046" calcext:value-type="float">
            <text:p>29.729661044046</text:p>
          </table:table-cell>
          <table:table-cell table:formula="of:=NORMINV(RAND();3;1.2)" office:value-type="float" office:value="2.83958342133358" calcext:value-type="float">
            <text:p>2.83958342133358</text:p>
          </table:table-cell>
          <table:table-cell table:formula="of:=[.E5]*([.C5])-((0.2)*([.E5])*([.A5])*([.D5]))+320" office:value-type="float" office:value="-49.515686980126" calcext:value-type="float">
            <text:p>-49.51568698012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6527941628692" calcext:value-type="float">
            <text:p>25.6527941628692</text:p>
          </table:table-cell>
          <table:table-cell table:formula="of:=RAND()" office:value-type="float" office:value="0.280428766854218" calcext:value-type="float">
            <text:p>0.280428766854218</text:p>
          </table:table-cell>
          <table:table-cell table:formula="of:=IF([.B6]&lt;(0.15);36.25;IF([.B6]&lt;(0.45);41.5;IF([.B6]&lt;(1);38;)))" office:value-type="float" office:value="41.5" calcext:value-type="float">
            <text:p>41.5</text:p>
          </table:table-cell>
          <table:table-cell table:formula="of:=RAND()*6.84+26.88" office:value-type="float" office:value="28.9229835466854" calcext:value-type="float">
            <text:p>28.9229835466854</text:p>
          </table:table-cell>
          <table:table-cell table:formula="of:=NORMINV(RAND();3;1.2)" office:value-type="float" office:value="3.26241624039886" calcext:value-type="float">
            <text:p>3.26241624039886</text:p>
          </table:table-cell>
          <table:table-cell table:formula="of:=[.E6]*([.C6])-((0.2)*([.E6])*([.A6])*([.D6]))+320" office:value-type="float" office:value="-28.7231584799322" calcext:value-type="float">
            <text:p>-28.723158479932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3685422246536" calcext:value-type="float">
            <text:p>24.3685422246536</text:p>
          </table:table-cell>
          <table:table-cell table:formula="of:=RAND()" office:value-type="float" office:value="0.647445930960079" calcext:value-type="float">
            <text:p>0.647445930960079</text:p>
          </table:table-cell>
          <table:table-cell table:formula="of:=IF([.B7]&lt;(0.15);36.25;IF([.B7]&lt;(0.45);41.5;IF([.B7]&lt;(1);38;)))" office:value-type="float" office:value="38" calcext:value-type="float">
            <text:p>38</text:p>
          </table:table-cell>
          <table:table-cell table:formula="of:=RAND()*6.84+26.88" office:value-type="float" office:value="30.3006996660425" calcext:value-type="float">
            <text:p>30.3006996660425</text:p>
          </table:table-cell>
          <table:table-cell table:formula="of:=NORMINV(RAND();3;1.2)" office:value-type="float" office:value="2.55813799690365" calcext:value-type="float">
            <text:p>2.55813799690365</text:p>
          </table:table-cell>
          <table:table-cell table:formula="of:=[.E7]*([.C7])-((0.2)*([.E7])*([.A7])*([.D7]))+320" office:value-type="float" office:value="39.4316723209957" calcext:value-type="float">
            <text:p>39.431672320995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2661027153426" calcext:value-type="float">
            <text:p>24.2661027153426</text:p>
          </table:table-cell>
          <table:table-cell table:formula="of:=RAND()" office:value-type="float" office:value="0.434059546952822" calcext:value-type="float">
            <text:p>0.434059546952822</text:p>
          </table:table-cell>
          <table:table-cell table:formula="of:=IF([.B8]&lt;(0.15);36.25;IF([.B8]&lt;(0.45);41.5;IF([.B8]&lt;(1);38;)))" office:value-type="float" office:value="41.5" calcext:value-type="float">
            <text:p>41.5</text:p>
          </table:table-cell>
          <table:table-cell table:formula="of:=RAND()*6.84+26.88" office:value-type="float" office:value="32.1062546947956" calcext:value-type="float">
            <text:p>32.1062546947956</text:p>
          </table:table-cell>
          <table:table-cell table:formula="of:=NORMINV(RAND();3;1.2)" office:value-type="float" office:value="3.54590362691118" calcext:value-type="float">
            <text:p>3.54590362691118</text:p>
          </table:table-cell>
          <table:table-cell table:formula="of:=[.E8]*([.C8])-((0.2)*([.E8])*([.A8])*([.D8]))+320" office:value-type="float" office:value="-85.3632165135203" calcext:value-type="float">
            <text:p>-85.363216513520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3.6119672981208" calcext:value-type="float">
            <text:p>13.6119672981208</text:p>
          </table:table-cell>
          <table:table-cell table:formula="of:=RAND()" office:value-type="float" office:value="0.657309484686333" calcext:value-type="float">
            <text:p>0.657309484686333</text:p>
          </table:table-cell>
          <table:table-cell table:formula="of:=IF([.B9]&lt;(0.15);36.25;IF([.B9]&lt;(0.45);41.5;IF([.B9]&lt;(1);38;)))" office:value-type="float" office:value="38" calcext:value-type="float">
            <text:p>38</text:p>
          </table:table-cell>
          <table:table-cell table:formula="of:=RAND()*6.84+26.88" office:value-type="float" office:value="29.2719167061736" calcext:value-type="float">
            <text:p>29.2719167061736</text:p>
          </table:table-cell>
          <table:table-cell table:formula="of:=NORMINV(RAND();3;1.2)" office:value-type="float" office:value="2.57815551901707" calcext:value-type="float">
            <text:p>2.57815551901707</text:p>
          </table:table-cell>
          <table:table-cell table:formula="of:=[.E9]*([.C9])-((0.2)*([.E9])*([.A9])*([.D9]))+320" office:value-type="float" office:value="212.517535365769" calcext:value-type="float">
            <text:p>212.51753536576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3125949479857" calcext:value-type="float">
            <text:p>28.3125949479857</text:p>
          </table:table-cell>
          <table:table-cell table:formula="of:=RAND()" office:value-type="float" office:value="0.752506245027279" calcext:value-type="float">
            <text:p>0.752506245027279</text:p>
          </table:table-cell>
          <table:table-cell table:formula="of:=IF([.B10]&lt;(0.15);36.25;IF([.B10]&lt;(0.45);41.5;IF([.B10]&lt;(1);38;)))" office:value-type="float" office:value="38" calcext:value-type="float">
            <text:p>38</text:p>
          </table:table-cell>
          <table:table-cell table:formula="of:=RAND()*6.84+26.88" office:value-type="float" office:value="29.1469232589083" calcext:value-type="float">
            <text:p>29.1469232589083</text:p>
          </table:table-cell>
          <table:table-cell table:formula="of:=NORMINV(RAND();3;1.2)" office:value-type="float" office:value="3.45251251770997" calcext:value-type="float">
            <text:p>3.45251251770997</text:p>
          </table:table-cell>
          <table:table-cell table:formula="of:=[.E10]*([.C10])-((0.2)*([.E10])*([.A10])*([.D10]))+320" office:value-type="float" office:value="-118.6244750532" calcext:value-type="float">
            <text:p>-118.624475053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675527833298" calcext:value-type="float">
            <text:p>31.675527833298</text:p>
          </table:table-cell>
          <table:table-cell table:formula="of:=RAND()" office:value-type="float" office:value="0.501008678896756" calcext:value-type="float">
            <text:p>0.501008678896756</text:p>
          </table:table-cell>
          <table:table-cell table:formula="of:=IF([.B11]&lt;(0.15);36.25;IF([.B11]&lt;(0.45);41.5;IF([.B11]&lt;(1);38;)))" office:value-type="float" office:value="38" calcext:value-type="float">
            <text:p>38</text:p>
          </table:table-cell>
          <table:table-cell table:formula="of:=RAND()*6.84+26.88" office:value-type="float" office:value="32.8766062737704" calcext:value-type="float">
            <text:p>32.8766062737704</text:p>
          </table:table-cell>
          <table:table-cell table:formula="of:=NORMINV(RAND();3;1.2)" office:value-type="float" office:value="3.23096302300619" calcext:value-type="float">
            <text:p>3.23096302300619</text:p>
          </table:table-cell>
          <table:table-cell table:formula="of:=[.E11]*([.C11])-((0.2)*([.E11])*([.A11])*([.D11]))+320" office:value-type="float" office:value="-230.157952127914" calcext:value-type="float">
            <text:p>-230.15795212791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410557903874" calcext:value-type="float">
            <text:p>24.410557903874</text:p>
          </table:table-cell>
          <table:table-cell table:formula="of:=RAND()" office:value-type="float" office:value="0.489933822614609" calcext:value-type="float">
            <text:p>0.489933822614609</text:p>
          </table:table-cell>
          <table:table-cell table:formula="of:=IF([.B12]&lt;(0.15);36.25;IF([.B12]&lt;(0.45);41.5;IF([.B12]&lt;(1);38;)))" office:value-type="float" office:value="38" calcext:value-type="float">
            <text:p>38</text:p>
          </table:table-cell>
          <table:table-cell table:formula="of:=RAND()*6.84+26.88" office:value-type="float" office:value="30.3776482602008" calcext:value-type="float">
            <text:p>30.3776482602008</text:p>
          </table:table-cell>
          <table:table-cell table:formula="of:=NORMINV(RAND();3;1.2)" office:value-type="float" office:value="3.67633209686372" calcext:value-type="float">
            <text:p>3.67633209686372</text:p>
          </table:table-cell>
          <table:table-cell table:formula="of:=[.E12]*([.C12])-((0.2)*([.E12])*([.A12])*([.D12]))+320" office:value-type="float" office:value="-85.525415951594" calcext:value-type="float">
            <text:p>-85.52541595159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67427734945" calcext:value-type="float">
            <text:p>29.67427734945</text:p>
          </table:table-cell>
          <table:table-cell table:formula="of:=RAND()" office:value-type="float" office:value="0.626838756388646" calcext:value-type="float">
            <text:p>0.626838756388646</text:p>
          </table:table-cell>
          <table:table-cell table:formula="of:=IF([.B13]&lt;(0.15);36.25;IF([.B13]&lt;(0.45);41.5;IF([.B13]&lt;(1);38;)))" office:value-type="float" office:value="38" calcext:value-type="float">
            <text:p>38</text:p>
          </table:table-cell>
          <table:table-cell table:formula="of:=RAND()*6.84+26.88" office:value-type="float" office:value="33.6264624891529" calcext:value-type="float">
            <text:p>33.6264624891529</text:p>
          </table:table-cell>
          <table:table-cell table:formula="of:=NORMINV(RAND();3;1.2)" office:value-type="float" office:value="1.89176977951666" calcext:value-type="float">
            <text:p>1.89176977951666</text:p>
          </table:table-cell>
          <table:table-cell table:formula="of:=[.E13]*([.C13])-((0.2)*([.E13])*([.A13])*([.D13]))+320" office:value-type="float" office:value="14.3501716766819" calcext:value-type="float">
            <text:p>14.350171676681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0.7367020209569" calcext:value-type="float">
            <text:p>20.7367020209569</text:p>
          </table:table-cell>
          <table:table-cell table:formula="of:=RAND()" office:value-type="float" office:value="0.86060068411579" calcext:value-type="float">
            <text:p>0.86060068411579</text:p>
          </table:table-cell>
          <table:table-cell table:formula="of:=IF([.B14]&lt;(0.15);36.25;IF([.B14]&lt;(0.45);41.5;IF([.B14]&lt;(1);38;)))" office:value-type="float" office:value="38" calcext:value-type="float">
            <text:p>38</text:p>
          </table:table-cell>
          <table:table-cell table:formula="of:=RAND()*6.84+26.88" office:value-type="float" office:value="32.2798930450172" calcext:value-type="float">
            <text:p>32.2798930450172</text:p>
          </table:table-cell>
          <table:table-cell table:formula="of:=NORMINV(RAND();3;1.2)" office:value-type="float" office:value="4.23158361494277" calcext:value-type="float">
            <text:p>4.23158361494277</text:p>
          </table:table-cell>
          <table:table-cell table:formula="of:=[.E14]*([.C14])-((0.2)*([.E14])*([.A14])*([.D14]))+320" office:value-type="float" office:value="-85.7060609466376" calcext:value-type="float">
            <text:p>-85.706060946637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0.0586414100059" calcext:value-type="float">
            <text:p>20.0586414100059</text:p>
          </table:table-cell>
          <table:table-cell table:formula="of:=RAND()" office:value-type="float" office:value="0.925083877675993" calcext:value-type="float">
            <text:p>0.925083877675993</text:p>
          </table:table-cell>
          <table:table-cell table:formula="of:=IF([.B15]&lt;(0.15);36.25;IF([.B15]&lt;(0.45);41.5;IF([.B15]&lt;(1);38;)))" office:value-type="float" office:value="38" calcext:value-type="float">
            <text:p>38</text:p>
          </table:table-cell>
          <table:table-cell table:formula="of:=RAND()*6.84+26.88" office:value-type="float" office:value="30.5727929233984" calcext:value-type="float">
            <text:p>30.5727929233984</text:p>
          </table:table-cell>
          <table:table-cell table:formula="of:=NORMINV(RAND();3;1.2)" office:value-type="float" office:value="2.87366074083567" calcext:value-type="float">
            <text:p>2.87366074083567</text:p>
          </table:table-cell>
          <table:table-cell table:formula="of:=[.E15]*([.C15])-((0.2)*([.E15])*([.A15])*([.D15]))+320" office:value-type="float" office:value="76.7453710995478" calcext:value-type="float">
            <text:p>76.745371099547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6321530336688" calcext:value-type="float">
            <text:p>30.6321530336688</text:p>
          </table:table-cell>
          <table:table-cell table:formula="of:=RAND()" office:value-type="float" office:value="0.646083327434675" calcext:value-type="float">
            <text:p>0.646083327434675</text:p>
          </table:table-cell>
          <table:table-cell table:formula="of:=IF([.B16]&lt;(0.15);36.25;IF([.B16]&lt;(0.45);41.5;IF([.B16]&lt;(1);38;)))" office:value-type="float" office:value="38" calcext:value-type="float">
            <text:p>38</text:p>
          </table:table-cell>
          <table:table-cell table:formula="of:=RAND()*6.84+26.88" office:value-type="float" office:value="32.4728699627314" calcext:value-type="float">
            <text:p>32.4728699627314</text:p>
          </table:table-cell>
          <table:table-cell table:formula="of:=NORMINV(RAND();3;1.2)" office:value-type="float" office:value="3.8979750539786" calcext:value-type="float">
            <text:p>3.8979750539786</text:p>
          </table:table-cell>
          <table:table-cell table:formula="of:=[.E16]*([.C16])-((0.2)*([.E16])*([.A16])*([.D16]))+320" office:value-type="float" office:value="-307.350958818835" calcext:value-type="float">
            <text:p>-307.35095881883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3.9573583152483" calcext:value-type="float">
            <text:p>13.9573583152483</text:p>
          </table:table-cell>
          <table:table-cell table:formula="of:=RAND()" office:value-type="float" office:value="0.8636089415169" calcext:value-type="float">
            <text:p>0.8636089415169</text:p>
          </table:table-cell>
          <table:table-cell table:formula="of:=IF([.B17]&lt;(0.15);36.25;IF([.B17]&lt;(0.45);41.5;IF([.B17]&lt;(1);38;)))" office:value-type="float" office:value="38" calcext:value-type="float">
            <text:p>38</text:p>
          </table:table-cell>
          <table:table-cell table:formula="of:=RAND()*6.84+26.88" office:value-type="float" office:value="27.8026405706629" calcext:value-type="float">
            <text:p>27.8026405706629</text:p>
          </table:table-cell>
          <table:table-cell table:formula="of:=NORMINV(RAND();3;1.2)" office:value-type="float" office:value="3.7016652486619" calcext:value-type="float">
            <text:p>3.7016652486619</text:p>
          </table:table-cell>
          <table:table-cell table:formula="of:=[.E17]*([.C17])-((0.2)*([.E17])*([.A17])*([.D17]))+320" office:value-type="float" office:value="173.375990778166" calcext:value-type="float">
            <text:p>173.37599077816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2746080525072" calcext:value-type="float">
            <text:p>23.2746080525072</text:p>
          </table:table-cell>
          <table:table-cell table:formula="of:=RAND()" office:value-type="float" office:value="0.929693749171384" calcext:value-type="float">
            <text:p>0.929693749171384</text:p>
          </table:table-cell>
          <table:table-cell table:formula="of:=IF([.B18]&lt;(0.15);36.25;IF([.B18]&lt;(0.45);41.5;IF([.B18]&lt;(1);38;)))" office:value-type="float" office:value="38" calcext:value-type="float">
            <text:p>38</text:p>
          </table:table-cell>
          <table:table-cell table:formula="of:=RAND()*6.84+26.88" office:value-type="float" office:value="31.8657747353535" calcext:value-type="float">
            <text:p>31.8657747353535</text:p>
          </table:table-cell>
          <table:table-cell table:formula="of:=NORMINV(RAND();3;1.2)" office:value-type="float" office:value="2.82547068935501" calcext:value-type="float">
            <text:p>2.82547068935501</text:p>
          </table:table-cell>
          <table:table-cell table:formula="of:=[.E18]*([.C18])-((0.2)*([.E18])*([.A18])*([.D18]))+320" office:value-type="float" office:value="8.25823683140595" calcext:value-type="float">
            <text:p>8.2582368314059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8.5970076258372" calcext:value-type="float">
            <text:p>18.5970076258372</text:p>
          </table:table-cell>
          <table:table-cell table:formula="of:=RAND()" office:value-type="float" office:value="0.661262727105004" calcext:value-type="float">
            <text:p>0.661262727105004</text:p>
          </table:table-cell>
          <table:table-cell table:formula="of:=IF([.B19]&lt;(0.15);36.25;IF([.B19]&lt;(0.45);41.5;IF([.B19]&lt;(1);38;)))" office:value-type="float" office:value="38" calcext:value-type="float">
            <text:p>38</text:p>
          </table:table-cell>
          <table:table-cell table:formula="of:=RAND()*6.84+26.88" office:value-type="float" office:value="28.1852069561848" calcext:value-type="float">
            <text:p>28.1852069561848</text:p>
          </table:table-cell>
          <table:table-cell table:formula="of:=NORMINV(RAND();3;1.2)" office:value-type="float" office:value="3.73113898702843" calcext:value-type="float">
            <text:p>3.73113898702843</text:p>
          </table:table-cell>
          <table:table-cell table:formula="of:=[.E19]*([.C19])-((0.2)*([.E19])*([.A19])*([.D19]))+320" office:value-type="float" office:value="70.6401396128575" calcext:value-type="float">
            <text:p>70.640139612857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7287472818149" calcext:value-type="float">
            <text:p>29.7287472818149</text:p>
          </table:table-cell>
          <table:table-cell table:formula="of:=RAND()" office:value-type="float" office:value="0.731221638336287" calcext:value-type="float">
            <text:p>0.731221638336287</text:p>
          </table:table-cell>
          <table:table-cell table:formula="of:=IF([.B20]&lt;(0.15);36.25;IF([.B20]&lt;(0.45);41.5;IF([.B20]&lt;(1);38;)))" office:value-type="float" office:value="38" calcext:value-type="float">
            <text:p>38</text:p>
          </table:table-cell>
          <table:table-cell table:formula="of:=RAND()*6.84+26.88" office:value-type="float" office:value="33.4671874340599" calcext:value-type="float">
            <text:p>33.4671874340599</text:p>
          </table:table-cell>
          <table:table-cell table:formula="of:=NORMINV(RAND();3;1.2)" office:value-type="float" office:value="3.43735152025932" calcext:value-type="float">
            <text:p>3.43735152025932</text:p>
          </table:table-cell>
          <table:table-cell table:formula="of:=[.E20]*([.C20])-((0.2)*([.E20])*([.A20])*([.D20]))+320" office:value-type="float" office:value="-233.370667369997" calcext:value-type="float">
            <text:p>-233.37066736999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7970213122139" calcext:value-type="float">
            <text:p>25.7970213122139</text:p>
          </table:table-cell>
          <table:table-cell table:formula="of:=RAND()" office:value-type="float" office:value="0.595850290626757" calcext:value-type="float">
            <text:p>0.595850290626757</text:p>
          </table:table-cell>
          <table:table-cell table:formula="of:=IF([.B21]&lt;(0.15);36.25;IF([.B21]&lt;(0.45);41.5;IF([.B21]&lt;(1);38;)))" office:value-type="float" office:value="38" calcext:value-type="float">
            <text:p>38</text:p>
          </table:table-cell>
          <table:table-cell table:formula="of:=RAND()*6.84+26.88" office:value-type="float" office:value="30.3706534316741" calcext:value-type="float">
            <text:p>30.3706534316741</text:p>
          </table:table-cell>
          <table:table-cell table:formula="of:=NORMINV(RAND();3;1.2)" office:value-type="float" office:value="4.54177577680609" calcext:value-type="float">
            <text:p>4.54177577680609</text:p>
          </table:table-cell>
          <table:table-cell table:formula="of:=[.E21]*([.C21])-((0.2)*([.E21])*([.A21])*([.D21]))+320" office:value-type="float" office:value="-219.083708511633" calcext:value-type="float">
            <text:p>-219.08370851163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151068007103" calcext:value-type="float">
            <text:p>23.151068007103</text:p>
          </table:table-cell>
          <table:table-cell table:formula="of:=RAND()" office:value-type="float" office:value="0.323288930084427" calcext:value-type="float">
            <text:p>0.323288930084427</text:p>
          </table:table-cell>
          <table:table-cell table:formula="of:=IF([.B22]&lt;(0.15);36.25;IF([.B22]&lt;(0.45);41.5;IF([.B22]&lt;(1);38;)))" office:value-type="float" office:value="41.5" calcext:value-type="float">
            <text:p>41.5</text:p>
          </table:table-cell>
          <table:table-cell table:formula="of:=RAND()*6.84+26.88" office:value-type="float" office:value="29.1368156311116" calcext:value-type="float">
            <text:p>29.1368156311116</text:p>
          </table:table-cell>
          <table:table-cell table:formula="of:=NORMINV(RAND();3;1.2)" office:value-type="float" office:value="5.06899878181136" calcext:value-type="float">
            <text:p>5.06899878181136</text:p>
          </table:table-cell>
          <table:table-cell table:formula="of:=[.E22]*([.C22])-((0.2)*([.E22])*([.A22])*([.D22]))+320" office:value-type="float" office:value="-153.493554318246" calcext:value-type="float">
            <text:p>-153.49355431824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402367588633" calcext:value-type="float">
            <text:p>31.402367588633</text:p>
          </table:table-cell>
          <table:table-cell table:formula="of:=RAND()" office:value-type="float" office:value="0.00506217010905347" calcext:value-type="float">
            <text:p>0.00506217010905347</text:p>
          </table:table-cell>
          <table:table-cell table:formula="of:=IF([.B23]&lt;(0.15);36.25;IF([.B23]&lt;(0.45);41.5;IF([.B23]&lt;(1);38;)))" office:value-type="float" office:value="36.25" calcext:value-type="float">
            <text:p>36.25</text:p>
          </table:table-cell>
          <table:table-cell table:formula="of:=RAND()*6.84+26.88" office:value-type="float" office:value="28.4966843335324" calcext:value-type="float">
            <text:p>28.4966843335324</text:p>
          </table:table-cell>
          <table:table-cell table:formula="of:=NORMINV(RAND();3;1.2)" office:value-type="float" office:value="2.32315441605218" calcext:value-type="float">
            <text:p>2.32315441605218</text:p>
          </table:table-cell>
          <table:table-cell table:formula="of:=[.E23]*([.C23])-((0.2)*([.E23])*([.A23])*([.D23]))+320" office:value-type="float" office:value="-11.5668041008121" calcext:value-type="float">
            <text:p>-11.566804100812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2939987778718" calcext:value-type="float">
            <text:p>29.2939987778718</text:p>
          </table:table-cell>
          <table:table-cell table:formula="of:=RAND()" office:value-type="float" office:value="0.611916050248034" calcext:value-type="float">
            <text:p>0.611916050248034</text:p>
          </table:table-cell>
          <table:table-cell table:formula="of:=IF([.B24]&lt;(0.15);36.25;IF([.B24]&lt;(0.45);41.5;IF([.B24]&lt;(1);38;)))" office:value-type="float" office:value="38" calcext:value-type="float">
            <text:p>38</text:p>
          </table:table-cell>
          <table:table-cell table:formula="of:=RAND()*6.84+26.88" office:value-type="float" office:value="27.03339526362" calcext:value-type="float">
            <text:p>27.03339526362</text:p>
          </table:table-cell>
          <table:table-cell table:formula="of:=NORMINV(RAND();3;1.2)" office:value-type="float" office:value="2.40711740097483" calcext:value-type="float">
            <text:p>2.40711740097483</text:p>
          </table:table-cell>
          <table:table-cell table:formula="of:=[.E24]*([.C24])-((0.2)*([.E24])*([.A24])*([.D24]))+320" office:value-type="float" office:value="30.2233851913878" calcext:value-type="float">
            <text:p>30.223385191387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4.0997666021652" calcext:value-type="float">
            <text:p>34.0997666021652</text:p>
          </table:table-cell>
          <table:table-cell table:formula="of:=RAND()" office:value-type="float" office:value="0.453680817554544" calcext:value-type="float">
            <text:p>0.453680817554544</text:p>
          </table:table-cell>
          <table:table-cell table:formula="of:=IF([.B25]&lt;(0.15);36.25;IF([.B25]&lt;(0.45);41.5;IF([.B25]&lt;(1);38;)))" office:value-type="float" office:value="38" calcext:value-type="float">
            <text:p>38</text:p>
          </table:table-cell>
          <table:table-cell table:formula="of:=RAND()*6.84+26.88" office:value-type="float" office:value="33.1871527031711" calcext:value-type="float">
            <text:p>33.1871527031711</text:p>
          </table:table-cell>
          <table:table-cell table:formula="of:=NORMINV(RAND();3;1.2)" office:value-type="float" office:value="2.72506613351327" calcext:value-type="float">
            <text:p>2.72506613351327</text:p>
          </table:table-cell>
          <table:table-cell table:formula="of:=[.E25]*([.C25])-((0.2)*([.E25])*([.A25])*([.D25]))+320" office:value-type="float" office:value="-193.22487318999" calcext:value-type="float">
            <text:p>-193.2248731899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5173811441411" calcext:value-type="float">
            <text:p>23.5173811441411</text:p>
          </table:table-cell>
          <table:table-cell table:formula="of:=RAND()" office:value-type="float" office:value="0.0866285756882071" calcext:value-type="float">
            <text:p>0.0866285756882071</text:p>
          </table:table-cell>
          <table:table-cell table:formula="of:=IF([.B26]&lt;(0.15);36.25;IF([.B26]&lt;(0.45);41.5;IF([.B26]&lt;(1);38;)))" office:value-type="float" office:value="36.25" calcext:value-type="float">
            <text:p>36.25</text:p>
          </table:table-cell>
          <table:table-cell table:formula="of:=RAND()*6.84+26.88" office:value-type="float" office:value="28.5066616169161" calcext:value-type="float">
            <text:p>28.5066616169161</text:p>
          </table:table-cell>
          <table:table-cell table:formula="of:=NORMINV(RAND();3;1.2)" office:value-type="float" office:value="3.77998643459445" calcext:value-type="float">
            <text:p>3.77998643459445</text:p>
          </table:table-cell>
          <table:table-cell table:formula="of:=[.E26]*([.C26])-((0.2)*([.E26])*([.A26])*([.D26]))+320" office:value-type="float" office:value="-49.7976048432852" calcext:value-type="float">
            <text:p>-49.797604843285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7.2574807127563" calcext:value-type="float">
            <text:p>27.2574807127563</text:p>
          </table:table-cell>
          <table:table-cell table:formula="of:=RAND()" office:value-type="float" office:value="0.668207982921403" calcext:value-type="float">
            <text:p>0.668207982921403</text:p>
          </table:table-cell>
          <table:table-cell table:formula="of:=IF([.B27]&lt;(0.15);36.25;IF([.B27]&lt;(0.45);41.5;IF([.B27]&lt;(1);38;)))" office:value-type="float" office:value="38" calcext:value-type="float">
            <text:p>38</text:p>
          </table:table-cell>
          <table:table-cell table:formula="of:=RAND()*6.84+26.88" office:value-type="float" office:value="30.318305105592" calcext:value-type="float">
            <text:p>30.318305105592</text:p>
          </table:table-cell>
          <table:table-cell table:formula="of:=NORMINV(RAND();3;1.2)" office:value-type="float" office:value="3.31374524268641" calcext:value-type="float">
            <text:p>3.31374524268641</text:p>
          </table:table-cell>
          <table:table-cell table:formula="of:=[.E27]*([.C27])-((0.2)*([.E27])*([.A27])*([.D27]))+320" office:value-type="float" office:value="-101.77390317938" calcext:value-type="float">
            <text:p>-101.7739031793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9047066555669" calcext:value-type="float">
            <text:p>29.9047066555669</text:p>
          </table:table-cell>
          <table:table-cell table:formula="of:=RAND()" office:value-type="float" office:value="0.921970619968623" calcext:value-type="float">
            <text:p>0.921970619968623</text:p>
          </table:table-cell>
          <table:table-cell table:formula="of:=IF([.B28]&lt;(0.15);36.25;IF([.B28]&lt;(0.45);41.5;IF([.B28]&lt;(1);38;)))" office:value-type="float" office:value="38" calcext:value-type="float">
            <text:p>38</text:p>
          </table:table-cell>
          <table:table-cell table:formula="of:=RAND()*6.84+26.88" office:value-type="float" office:value="32.739836704582" calcext:value-type="float">
            <text:p>32.739836704582</text:p>
          </table:table-cell>
          <table:table-cell table:formula="of:=NORMINV(RAND();3;1.2)" office:value-type="float" office:value="2.37792560752769" calcext:value-type="float">
            <text:p>2.37792560752769</text:p>
          </table:table-cell>
          <table:table-cell table:formula="of:=[.E28]*([.C28])-((0.2)*([.E28])*([.A28])*([.D28]))+320" office:value-type="float" office:value="-55.2724308621815" calcext:value-type="float">
            <text:p>-55.272430862181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8733777722451" calcext:value-type="float">
            <text:p>31.8733777722451</text:p>
          </table:table-cell>
          <table:table-cell table:formula="of:=RAND()" office:value-type="float" office:value="0.135009177501656" calcext:value-type="float">
            <text:p>0.135009177501656</text:p>
          </table:table-cell>
          <table:table-cell table:formula="of:=IF([.B29]&lt;(0.15);36.25;IF([.B29]&lt;(0.45);41.5;IF([.B29]&lt;(1);38;)))" office:value-type="float" office:value="36.25" calcext:value-type="float">
            <text:p>36.25</text:p>
          </table:table-cell>
          <table:table-cell table:formula="of:=RAND()*6.84+26.88" office:value-type="float" office:value="32.5380181337399" calcext:value-type="float">
            <text:p>32.5380181337399</text:p>
          </table:table-cell>
          <table:table-cell table:formula="of:=NORMINV(RAND();3;1.2)" office:value-type="float" office:value="2.88192435137864" calcext:value-type="float">
            <text:p>2.88192435137864</text:p>
          </table:table-cell>
          <table:table-cell table:formula="of:=[.E29]*([.C29])-((0.2)*([.E29])*([.A29])*([.D29]))+320" office:value-type="float" office:value="-173.296999202972" calcext:value-type="float">
            <text:p>-173.29699920297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3709455548184" calcext:value-type="float">
            <text:p>30.3709455548184</text:p>
          </table:table-cell>
          <table:table-cell table:formula="of:=RAND()" office:value-type="float" office:value="0.59623282858814" calcext:value-type="float">
            <text:p>0.59623282858814</text:p>
          </table:table-cell>
          <table:table-cell table:formula="of:=IF([.B30]&lt;(0.15);36.25;IF([.B30]&lt;(0.45);41.5;IF([.B30]&lt;(1);38;)))" office:value-type="float" office:value="38" calcext:value-type="float">
            <text:p>38</text:p>
          </table:table-cell>
          <table:table-cell table:formula="of:=RAND()*6.84+26.88" office:value-type="float" office:value="30.6844344312782" calcext:value-type="float">
            <text:p>30.6844344312782</text:p>
          </table:table-cell>
          <table:table-cell table:formula="of:=NORMINV(RAND();3;1.2)" office:value-type="float" office:value="2.77800351403005" calcext:value-type="float">
            <text:p>2.77800351403005</text:p>
          </table:table-cell>
          <table:table-cell table:formula="of:=[.E30]*([.C30])-((0.2)*([.E30])*([.A30])*([.D30]))+320" office:value-type="float" office:value="-92.2086551534924" calcext:value-type="float">
            <text:p>-92.208655153492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4637005409159" calcext:value-type="float">
            <text:p>24.4637005409159</text:p>
          </table:table-cell>
          <table:table-cell table:formula="of:=RAND()" office:value-type="float" office:value="0.463600332644193" calcext:value-type="float">
            <text:p>0.463600332644193</text:p>
          </table:table-cell>
          <table:table-cell table:formula="of:=IF([.B31]&lt;(0.15);36.25;IF([.B31]&lt;(0.45);41.5;IF([.B31]&lt;(1);38;)))" office:value-type="float" office:value="38" calcext:value-type="float">
            <text:p>38</text:p>
          </table:table-cell>
          <table:table-cell table:formula="of:=RAND()*6.84+26.88" office:value-type="float" office:value="31.661351467632" calcext:value-type="float">
            <text:p>31.661351467632</text:p>
          </table:table-cell>
          <table:table-cell table:formula="of:=NORMINV(RAND();3;1.2)" office:value-type="float" office:value="2.88953002931269" calcext:value-type="float">
            <text:p>2.88953002931269</text:p>
          </table:table-cell>
          <table:table-cell table:formula="of:=[.E31]*([.C31])-((0.2)*([.E31])*([.A31])*([.D31]))+320" office:value-type="float" office:value="-17.8171639201476" calcext:value-type="float">
            <text:p>-17.817163920147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7155407068575" calcext:value-type="float">
            <text:p>30.7155407068575</text:p>
          </table:table-cell>
          <table:table-cell table:formula="of:=RAND()" office:value-type="float" office:value="0.636673491830616" calcext:value-type="float">
            <text:p>0.636673491830616</text:p>
          </table:table-cell>
          <table:table-cell table:formula="of:=IF([.B32]&lt;(0.15);36.25;IF([.B32]&lt;(0.45);41.5;IF([.B32]&lt;(1);38;)))" office:value-type="float" office:value="38" calcext:value-type="float">
            <text:p>38</text:p>
          </table:table-cell>
          <table:table-cell table:formula="of:=RAND()*6.84+26.88" office:value-type="float" office:value="31.5400256420757" calcext:value-type="float">
            <text:p>31.5400256420757</text:p>
          </table:table-cell>
          <table:table-cell table:formula="of:=NORMINV(RAND();3;1.2)" office:value-type="float" office:value="3.82164071504462" calcext:value-type="float">
            <text:p>3.82164071504462</text:p>
          </table:table-cell>
          <table:table-cell table:formula="of:=[.E32]*([.C32])-((0.2)*([.E32])*([.A32])*([.D32]))+320" office:value-type="float" office:value="-275.235018893164" calcext:value-type="float">
            <text:p>-275.23501889316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4564777434443" calcext:value-type="float">
            <text:p>28.4564777434443</text:p>
          </table:table-cell>
          <table:table-cell table:formula="of:=RAND()" office:value-type="float" office:value="0.312365172356118" calcext:value-type="float">
            <text:p>0.312365172356118</text:p>
          </table:table-cell>
          <table:table-cell table:formula="of:=IF([.B33]&lt;(0.15);36.25;IF([.B33]&lt;(0.45);41.5;IF([.B33]&lt;(1);38;)))" office:value-type="float" office:value="41.5" calcext:value-type="float">
            <text:p>41.5</text:p>
          </table:table-cell>
          <table:table-cell table:formula="of:=RAND()*6.84+26.88" office:value-type="float" office:value="27.395206912403" calcext:value-type="float">
            <text:p>27.395206912403</text:p>
          </table:table-cell>
          <table:table-cell table:formula="of:=NORMINV(RAND();3;1.2)" office:value-type="float" office:value="3.09463303212747" calcext:value-type="float">
            <text:p>3.09463303212747</text:p>
          </table:table-cell>
          <table:table-cell table:formula="of:=[.E33]*([.C33])-((0.2)*([.E33])*([.A33])*([.D33]))+320" office:value-type="float" office:value="-34.0700219451343" calcext:value-type="float">
            <text:p>-34.070021945134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4.832807250888" calcext:value-type="float">
            <text:p>14.832807250888</text:p>
          </table:table-cell>
          <table:table-cell table:formula="of:=RAND()" office:value-type="float" office:value="0.786563921757734" calcext:value-type="float">
            <text:p>0.786563921757734</text:p>
          </table:table-cell>
          <table:table-cell table:formula="of:=IF([.B34]&lt;(0.15);36.25;IF([.B34]&lt;(0.45);41.5;IF([.B34]&lt;(1);38;)))" office:value-type="float" office:value="38" calcext:value-type="float">
            <text:p>38</text:p>
          </table:table-cell>
          <table:table-cell table:formula="of:=RAND()*6.84+26.88" office:value-type="float" office:value="29.4877633906772" calcext:value-type="float">
            <text:p>29.4877633906772</text:p>
          </table:table-cell>
          <table:table-cell table:formula="of:=NORMINV(RAND();3;1.2)" office:value-type="float" office:value="3.76189353649672" calcext:value-type="float">
            <text:p>3.76189353649672</text:p>
          </table:table-cell>
          <table:table-cell table:formula="of:=[.E34]*([.C34])-((0.2)*([.E34])*([.A34])*([.D34]))+320" office:value-type="float" office:value="133.871807401858" calcext:value-type="float">
            <text:p>133.87180740185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2.0052540872208" calcext:value-type="float">
            <text:p>22.0052540872208</text:p>
          </table:table-cell>
          <table:table-cell table:formula="of:=RAND()" office:value-type="float" office:value="0.0996213295091212" calcext:value-type="float">
            <text:p>0.0996213295091212</text:p>
          </table:table-cell>
          <table:table-cell table:formula="of:=IF([.B35]&lt;(0.15);36.25;IF([.B35]&lt;(0.45);41.5;IF([.B35]&lt;(1);38;)))" office:value-type="float" office:value="36.25" calcext:value-type="float">
            <text:p>36.25</text:p>
          </table:table-cell>
          <table:table-cell table:formula="of:=RAND()*6.84+26.88" office:value-type="float" office:value="27.114104903588" calcext:value-type="float">
            <text:p>27.114104903588</text:p>
          </table:table-cell>
          <table:table-cell table:formula="of:=NORMINV(RAND();3;1.2)" office:value-type="float" office:value="2.66181920076738" calcext:value-type="float">
            <text:p>2.66181920076738</text:p>
          </table:table-cell>
          <table:table-cell table:formula="of:=[.E35]*([.C35])-((0.2)*([.E35])*([.A35])*([.D35]))+320" office:value-type="float" office:value="98.8545873496872" calcext:value-type="float">
            <text:p>98.854587349687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9.928158816067" calcext:value-type="float">
            <text:p>19.928158816067</text:p>
          </table:table-cell>
          <table:table-cell table:formula="of:=RAND()" office:value-type="float" office:value="0.255308535922118" calcext:value-type="float">
            <text:p>0.255308535922118</text:p>
          </table:table-cell>
          <table:table-cell table:formula="of:=IF([.B36]&lt;(0.15);36.25;IF([.B36]&lt;(0.45);41.5;IF([.B36]&lt;(1);38;)))" office:value-type="float" office:value="41.5" calcext:value-type="float">
            <text:p>41.5</text:p>
          </table:table-cell>
          <table:table-cell table:formula="of:=RAND()*6.84+26.88" office:value-type="float" office:value="31.4951226230563" calcext:value-type="float">
            <text:p>31.4951226230563</text:p>
          </table:table-cell>
          <table:table-cell table:formula="of:=NORMINV(RAND();3;1.2)" office:value-type="float" office:value="3.00358227849055" calcext:value-type="float">
            <text:p>3.00358227849055</text:p>
          </table:table-cell>
          <table:table-cell table:formula="of:=[.E36]*([.C36])-((0.2)*([.E36])*([.A36])*([.D36]))+320" office:value-type="float" office:value="67.6151051040382" calcext:value-type="float">
            <text:p>67.615105104038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7.5432456000229" calcext:value-type="float">
            <text:p>27.5432456000229</text:p>
          </table:table-cell>
          <table:table-cell table:formula="of:=RAND()" office:value-type="float" office:value="0.96459452533551" calcext:value-type="float">
            <text:p>0.96459452533551</text:p>
          </table:table-cell>
          <table:table-cell table:formula="of:=IF([.B37]&lt;(0.15);36.25;IF([.B37]&lt;(0.45);41.5;IF([.B37]&lt;(1);38;)))" office:value-type="float" office:value="38" calcext:value-type="float">
            <text:p>38</text:p>
          </table:table-cell>
          <table:table-cell table:formula="of:=RAND()*6.84+26.88" office:value-type="float" office:value="32.5138980015096" calcext:value-type="float">
            <text:p>32.5138980015096</text:p>
          </table:table-cell>
          <table:table-cell table:formula="of:=NORMINV(RAND();3;1.2)" office:value-type="float" office:value="5.21665068149525" calcext:value-type="float">
            <text:p>5.21665068149525</text:p>
          </table:table-cell>
          <table:table-cell table:formula="of:=[.E37]*([.C37])-((0.2)*([.E37])*([.A37])*([.D37]))+320" office:value-type="float" office:value="-416.109347822628" calcext:value-type="float">
            <text:p>-416.10934782262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2486472170223" calcext:value-type="float">
            <text:p>23.2486472170223</text:p>
          </table:table-cell>
          <table:table-cell table:formula="of:=RAND()" office:value-type="float" office:value="0.68694516399196" calcext:value-type="float">
            <text:p>0.68694516399196</text:p>
          </table:table-cell>
          <table:table-cell table:formula="of:=IF([.B38]&lt;(0.15);36.25;IF([.B38]&lt;(0.45);41.5;IF([.B38]&lt;(1);38;)))" office:value-type="float" office:value="38" calcext:value-type="float">
            <text:p>38</text:p>
          </table:table-cell>
          <table:table-cell table:formula="of:=RAND()*6.84+26.88" office:value-type="float" office:value="27.1825611301452" calcext:value-type="float">
            <text:p>27.1825611301452</text:p>
          </table:table-cell>
          <table:table-cell table:formula="of:=NORMINV(RAND();3;1.2)" office:value-type="float" office:value="0.554604861892862" calcext:value-type="float">
            <text:p>0.554604861892862</text:p>
          </table:table-cell>
          <table:table-cell table:formula="of:=[.E38]*([.C38])-((0.2)*([.E38])*([.A38])*([.D38]))+320" office:value-type="float" office:value="270.977613938806" calcext:value-type="float">
            <text:p>270.97761393880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5119190381344" calcext:value-type="float">
            <text:p>24.5119190381344</text:p>
          </table:table-cell>
          <table:table-cell table:formula="of:=RAND()" office:value-type="float" office:value="0.0543996925312818" calcext:value-type="float">
            <text:p>0.0543996925312818</text:p>
          </table:table-cell>
          <table:table-cell table:formula="of:=IF([.B39]&lt;(0.15);36.25;IF([.B39]&lt;(0.45);41.5;IF([.B39]&lt;(1);38;)))" office:value-type="float" office:value="36.25" calcext:value-type="float">
            <text:p>36.25</text:p>
          </table:table-cell>
          <table:table-cell table:formula="of:=RAND()*6.84+26.88" office:value-type="float" office:value="28.1267656802654" calcext:value-type="float">
            <text:p>28.1267656802654</text:p>
          </table:table-cell>
          <table:table-cell table:formula="of:=NORMINV(RAND();3;1.2)" office:value-type="float" office:value="3.392416548929" calcext:value-type="float">
            <text:p>3.392416548929</text:p>
          </table:table-cell>
          <table:table-cell table:formula="of:=[.E39]*([.C39])-((0.2)*([.E39])*([.A39])*([.D39]))+320" office:value-type="float" office:value="-24.7991138268509" calcext:value-type="float">
            <text:p>-24.799113826850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0875393227402" calcext:value-type="float">
            <text:p>31.0875393227402</text:p>
          </table:table-cell>
          <table:table-cell table:formula="of:=RAND()" office:value-type="float" office:value="0.900474391943428" calcext:value-type="float">
            <text:p>0.900474391943428</text:p>
          </table:table-cell>
          <table:table-cell table:formula="of:=IF([.B40]&lt;(0.15);36.25;IF([.B40]&lt;(0.45);41.5;IF([.B40]&lt;(1);38;)))" office:value-type="float" office:value="38" calcext:value-type="float">
            <text:p>38</text:p>
          </table:table-cell>
          <table:table-cell table:formula="of:=RAND()*6.84+26.88" office:value-type="float" office:value="30.0139773716933" calcext:value-type="float">
            <text:p>30.0139773716933</text:p>
          </table:table-cell>
          <table:table-cell table:formula="of:=NORMINV(RAND();3;1.2)" office:value-type="float" office:value="3.20797924941128" calcext:value-type="float">
            <text:p>3.20797924941128</text:p>
          </table:table-cell>
          <table:table-cell table:formula="of:=[.E40]*([.C40])-((0.2)*([.E40])*([.A40])*([.D40]))+320" office:value-type="float" office:value="-156.74466246902" calcext:value-type="float">
            <text:p>-156.7446624690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1850494984551" calcext:value-type="float">
            <text:p>30.1850494984551</text:p>
          </table:table-cell>
          <table:table-cell table:formula="of:=RAND()" office:value-type="float" office:value="0.982705839048989" calcext:value-type="float">
            <text:p>0.982705839048989</text:p>
          </table:table-cell>
          <table:table-cell table:formula="of:=IF([.B41]&lt;(0.15);36.25;IF([.B41]&lt;(0.45);41.5;IF([.B41]&lt;(1);38;)))" office:value-type="float" office:value="38" calcext:value-type="float">
            <text:p>38</text:p>
          </table:table-cell>
          <table:table-cell table:formula="of:=RAND()*6.84+26.88" office:value-type="float" office:value="31.792728266027" calcext:value-type="float">
            <text:p>31.792728266027</text:p>
          </table:table-cell>
          <table:table-cell table:formula="of:=NORMINV(RAND();3;1.2)" office:value-type="float" office:value="1.85498712503218" calcext:value-type="float">
            <text:p>1.85498712503218</text:p>
          </table:table-cell>
          <table:table-cell table:formula="of:=[.E41]*([.C41])-((0.2)*([.E41])*([.A41])*([.D41]))+320" office:value-type="float" office:value="34.4562385378638" calcext:value-type="float">
            <text:p>34.456238537863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2.7844555908888" calcext:value-type="float">
            <text:p>32.7844555908888</text:p>
          </table:table-cell>
          <table:table-cell table:formula="of:=RAND()" office:value-type="float" office:value="0.325014335542618" calcext:value-type="float">
            <text:p>0.325014335542618</text:p>
          </table:table-cell>
          <table:table-cell table:formula="of:=IF([.B42]&lt;(0.15);36.25;IF([.B42]&lt;(0.45);41.5;IF([.B42]&lt;(1);38;)))" office:value-type="float" office:value="41.5" calcext:value-type="float">
            <text:p>41.5</text:p>
          </table:table-cell>
          <table:table-cell table:formula="of:=RAND()*6.84+26.88" office:value-type="float" office:value="33.5591221352704" calcext:value-type="float">
            <text:p>33.5591221352704</text:p>
          </table:table-cell>
          <table:table-cell table:formula="of:=NORMINV(RAND();3;1.2)" office:value-type="float" office:value="4.3385711209655" calcext:value-type="float">
            <text:p>4.3385711209655</text:p>
          </table:table-cell>
          <table:table-cell table:formula="of:=[.E42]*([.C42])-((0.2)*([.E42])*([.A42])*([.D42]))+320" office:value-type="float" office:value="-454.623715725681" calcext:value-type="float">
            <text:p>-454.62371572568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2.0861681838464" calcext:value-type="float">
            <text:p>32.0861681838464</text:p>
          </table:table-cell>
          <table:table-cell table:formula="of:=RAND()" office:value-type="float" office:value="0.203150447251775" calcext:value-type="float">
            <text:p>0.203150447251775</text:p>
          </table:table-cell>
          <table:table-cell table:formula="of:=IF([.B43]&lt;(0.15);36.25;IF([.B43]&lt;(0.45);41.5;IF([.B43]&lt;(1);38;)))" office:value-type="float" office:value="41.5" calcext:value-type="float">
            <text:p>41.5</text:p>
          </table:table-cell>
          <table:table-cell table:formula="of:=RAND()*6.84+26.88" office:value-type="float" office:value="27.8140024677407" calcext:value-type="float">
            <text:p>27.8140024677407</text:p>
          </table:table-cell>
          <table:table-cell table:formula="of:=NORMINV(RAND();3;1.2)" office:value-type="float" office:value="4.04975970294446" calcext:value-type="float">
            <text:p>4.04975970294446</text:p>
          </table:table-cell>
          <table:table-cell table:formula="of:=[.E43]*([.C43])-((0.2)*([.E43])*([.A43])*([.D43]))+320" office:value-type="float" office:value="-234.772338405278" calcext:value-type="float">
            <text:p>-234.77233840527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6.338941219235" calcext:value-type="float">
            <text:p>36.338941219235</text:p>
          </table:table-cell>
          <table:table-cell table:formula="of:=RAND()" office:value-type="float" office:value="0.834765729857341" calcext:value-type="float">
            <text:p>0.834765729857341</text:p>
          </table:table-cell>
          <table:table-cell table:formula="of:=IF([.B44]&lt;(0.15);36.25;IF([.B44]&lt;(0.45);41.5;IF([.B44]&lt;(1);38;)))" office:value-type="float" office:value="38" calcext:value-type="float">
            <text:p>38</text:p>
          </table:table-cell>
          <table:table-cell table:formula="of:=RAND()*6.84+26.88" office:value-type="float" office:value="29.9953447768889" calcext:value-type="float">
            <text:p>29.9953447768889</text:p>
          </table:table-cell>
          <table:table-cell table:formula="of:=NORMINV(RAND();3;1.2)" office:value-type="float" office:value="2.1222436883423" calcext:value-type="float">
            <text:p>2.1222436883423</text:p>
          </table:table-cell>
          <table:table-cell table:formula="of:=[.E44]*([.C44])-((0.2)*([.E44])*([.A44])*([.D44]))+320" office:value-type="float" office:value="-62.0034694605754" calcext:value-type="float">
            <text:p>-62.003469460575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7.3534270011683" calcext:value-type="float">
            <text:p>27.3534270011683</text:p>
          </table:table-cell>
          <table:table-cell table:formula="of:=RAND()" office:value-type="float" office:value="0.56630440049277" calcext:value-type="float">
            <text:p>0.56630440049277</text:p>
          </table:table-cell>
          <table:table-cell table:formula="of:=IF([.B45]&lt;(0.15);36.25;IF([.B45]&lt;(0.45);41.5;IF([.B45]&lt;(1);38;)))" office:value-type="float" office:value="38" calcext:value-type="float">
            <text:p>38</text:p>
          </table:table-cell>
          <table:table-cell table:formula="of:=RAND()*6.84+26.88" office:value-type="float" office:value="33.4573425047067" calcext:value-type="float">
            <text:p>33.4573425047067</text:p>
          </table:table-cell>
          <table:table-cell table:formula="of:=NORMINV(RAND();3;1.2)" office:value-type="float" office:value="4.87302054555097" calcext:value-type="float">
            <text:p>4.87302054555097</text:p>
          </table:table-cell>
          <table:table-cell table:formula="of:=[.E45]*([.C45])-((0.2)*([.E45])*([.A45])*([.D45]))+320" office:value-type="float" office:value="-386.756562084515" calcext:value-type="float">
            <text:p>-386.75656208451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1.4239364734909" calcext:value-type="float">
            <text:p>21.4239364734909</text:p>
          </table:table-cell>
          <table:table-cell table:formula="of:=RAND()" office:value-type="float" office:value="0.223345823186139" calcext:value-type="float">
            <text:p>0.223345823186139</text:p>
          </table:table-cell>
          <table:table-cell table:formula="of:=IF([.B46]&lt;(0.15);36.25;IF([.B46]&lt;(0.45);41.5;IF([.B46]&lt;(1);38;)))" office:value-type="float" office:value="41.5" calcext:value-type="float">
            <text:p>41.5</text:p>
          </table:table-cell>
          <table:table-cell table:formula="of:=RAND()*6.84+26.88" office:value-type="float" office:value="28.0232870415406" calcext:value-type="float">
            <text:p>28.0232870415406</text:p>
          </table:table-cell>
          <table:table-cell table:formula="of:=NORMINV(RAND();3;1.2)" office:value-type="float" office:value="3.04706253776089" calcext:value-type="float">
            <text:p>3.04706253776089</text:p>
          </table:table-cell>
          <table:table-cell table:formula="of:=[.E46]*([.C46])-((0.2)*([.E46])*([.A46])*([.D46]))+320" office:value-type="float" office:value="80.5806436143948" calcext:value-type="float">
            <text:p>80.580643614394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3.575197781204" calcext:value-type="float">
            <text:p>33.575197781204</text:p>
          </table:table-cell>
          <table:table-cell table:formula="of:=RAND()" office:value-type="float" office:value="0.826474694008431" calcext:value-type="float">
            <text:p>0.826474694008431</text:p>
          </table:table-cell>
          <table:table-cell table:formula="of:=IF([.B47]&lt;(0.15);36.25;IF([.B47]&lt;(0.45);41.5;IF([.B47]&lt;(1);38;)))" office:value-type="float" office:value="38" calcext:value-type="float">
            <text:p>38</text:p>
          </table:table-cell>
          <table:table-cell table:formula="of:=RAND()*6.84+26.88" office:value-type="float" office:value="28.5447816754577" calcext:value-type="float">
            <text:p>28.5447816754577</text:p>
          </table:table-cell>
          <table:table-cell table:formula="of:=NORMINV(RAND();3;1.2)" office:value-type="float" office:value="2.38529150251534" calcext:value-type="float">
            <text:p>2.38529150251534</text:p>
          </table:table-cell>
          <table:table-cell table:formula="of:=[.E47]*([.C47])-((0.2)*([.E47])*([.A47])*([.D47]))+320" office:value-type="float" office:value="-46.5700192223757" calcext:value-type="float">
            <text:p>-46.570019222375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1.8285394590424" calcext:value-type="float">
            <text:p>21.8285394590424</text:p>
          </table:table-cell>
          <table:table-cell table:formula="of:=RAND()" office:value-type="float" office:value="0.908599575950359" calcext:value-type="float">
            <text:p>0.908599575950359</text:p>
          </table:table-cell>
          <table:table-cell table:formula="of:=IF([.B48]&lt;(0.15);36.25;IF([.B48]&lt;(0.45);41.5;IF([.B48]&lt;(1);38;)))" office:value-type="float" office:value="38" calcext:value-type="float">
            <text:p>38</text:p>
          </table:table-cell>
          <table:table-cell table:formula="of:=RAND()*6.84+26.88" office:value-type="float" office:value="33.1673175579001" calcext:value-type="float">
            <text:p>33.1673175579001</text:p>
          </table:table-cell>
          <table:table-cell table:formula="of:=NORMINV(RAND();3;1.2)" office:value-type="float" office:value="2.53191457423756" calcext:value-type="float">
            <text:p>2.53191457423756</text:p>
          </table:table-cell>
          <table:table-cell table:formula="of:=[.E48]*([.C48])-((0.2)*([.E48])*([.A48])*([.D48]))+320" office:value-type="float" office:value="49.5945110986161" calcext:value-type="float">
            <text:p>49.594511098616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6673004464452" calcext:value-type="float">
            <text:p>28.6673004464452</text:p>
          </table:table-cell>
          <table:table-cell table:formula="of:=RAND()" office:value-type="float" office:value="0.962795771135885" calcext:value-type="float">
            <text:p>0.962795771135885</text:p>
          </table:table-cell>
          <table:table-cell table:formula="of:=IF([.B49]&lt;(0.15);36.25;IF([.B49]&lt;(0.45);41.5;IF([.B49]&lt;(1);38;)))" office:value-type="float" office:value="38" calcext:value-type="float">
            <text:p>38</text:p>
          </table:table-cell>
          <table:table-cell table:formula="of:=RAND()*6.84+26.88" office:value-type="float" office:value="26.9427601074206" calcext:value-type="float">
            <text:p>26.9427601074206</text:p>
          </table:table-cell>
          <table:table-cell table:formula="of:=NORMINV(RAND();3;1.2)" office:value-type="float" office:value="2.30615649960369" calcext:value-type="float">
            <text:p>2.30615649960369</text:p>
          </table:table-cell>
          <table:table-cell table:formula="of:=[.E49]*([.C49])-((0.2)*([.E49])*([.A49])*([.D49]))+320" office:value-type="float" office:value="51.3898687587836" calcext:value-type="float">
            <text:p>51.389868758783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7763106328841" calcext:value-type="float">
            <text:p>28.7763106328841</text:p>
          </table:table-cell>
          <table:table-cell table:formula="of:=RAND()" office:value-type="float" office:value="0.76665695824472" calcext:value-type="float">
            <text:p>0.76665695824472</text:p>
          </table:table-cell>
          <table:table-cell table:formula="of:=IF([.B50]&lt;(0.15);36.25;IF([.B50]&lt;(0.45);41.5;IF([.B50]&lt;(1);38;)))" office:value-type="float" office:value="38" calcext:value-type="float">
            <text:p>38</text:p>
          </table:table-cell>
          <table:table-cell table:formula="of:=RAND()*6.84+26.88" office:value-type="float" office:value="32.404002412061" calcext:value-type="float">
            <text:p>32.404002412061</text:p>
          </table:table-cell>
          <table:table-cell table:formula="of:=NORMINV(RAND();3;1.2)" office:value-type="float" office:value="3.34056648812379" calcext:value-type="float">
            <text:p>3.34056648812379</text:p>
          </table:table-cell>
          <table:table-cell table:formula="of:=[.E50]*([.C50])-((0.2)*([.E50])*([.A50])*([.D50]))+320" office:value-type="float" office:value="-176.052502777651" calcext:value-type="float">
            <text:p>-176.05250277765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0.9534982657756" calcext:value-type="float">
            <text:p>20.9534982657756</text:p>
          </table:table-cell>
          <table:table-cell table:formula="of:=RAND()" office:value-type="float" office:value="0.0442792537578485" calcext:value-type="float">
            <text:p>0.0442792537578485</text:p>
          </table:table-cell>
          <table:table-cell table:formula="of:=IF([.B51]&lt;(0.15);36.25;IF([.B51]&lt;(0.45);41.5;IF([.B51]&lt;(1);38;)))" office:value-type="float" office:value="36.25" calcext:value-type="float">
            <text:p>36.25</text:p>
          </table:table-cell>
          <table:table-cell table:formula="of:=RAND()*6.84+26.88" office:value-type="float" office:value="28.3966268444046" calcext:value-type="float">
            <text:p>28.3966268444046</text:p>
          </table:table-cell>
          <table:table-cell table:formula="of:=NORMINV(RAND();3;1.2)" office:value-type="float" office:value="4.01336861381181" calcext:value-type="float">
            <text:p>4.01336861381181</text:p>
          </table:table-cell>
          <table:table-cell table:formula="of:=[.E51]*([.C51])-((0.2)*([.E51])*([.A51])*([.D51]))+320" office:value-type="float" office:value="-12.1132130481673" calcext:value-type="float">
            <text:p>-12.113213048167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7058546952038" calcext:value-type="float">
            <text:p>24.7058546952038</text:p>
          </table:table-cell>
          <table:table-cell table:formula="of:=RAND()" office:value-type="float" office:value="0.252076314950452" calcext:value-type="float">
            <text:p>0.252076314950452</text:p>
          </table:table-cell>
          <table:table-cell table:formula="of:=IF([.B52]&lt;(0.15);36.25;IF([.B52]&lt;(0.45);41.5;IF([.B52]&lt;(1);38;)))" office:value-type="float" office:value="41.5" calcext:value-type="float">
            <text:p>41.5</text:p>
          </table:table-cell>
          <table:table-cell table:formula="of:=RAND()*6.84+26.88" office:value-type="float" office:value="30.9656852064021" calcext:value-type="float">
            <text:p>30.9656852064021</text:p>
          </table:table-cell>
          <table:table-cell table:formula="of:=NORMINV(RAND();3;1.2)" office:value-type="float" office:value="1.36632465939052" calcext:value-type="float">
            <text:p>1.36632465939052</text:p>
          </table:table-cell>
          <table:table-cell table:formula="of:=[.E52]*([.C52])-((0.2)*([.E52])*([.A52])*([.D52]))+320" office:value-type="float" office:value="167.64558619028" calcext:value-type="float">
            <text:p>167.6455861902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9.6615216408397" calcext:value-type="float">
            <text:p>19.6615216408397</text:p>
          </table:table-cell>
          <table:table-cell table:formula="of:=RAND()" office:value-type="float" office:value="0.89281014067771" calcext:value-type="float">
            <text:p>0.89281014067771</text:p>
          </table:table-cell>
          <table:table-cell table:formula="of:=IF([.B53]&lt;(0.15);36.25;IF([.B53]&lt;(0.45);41.5;IF([.B53]&lt;(1);38;)))" office:value-type="float" office:value="38" calcext:value-type="float">
            <text:p>38</text:p>
          </table:table-cell>
          <table:table-cell table:formula="of:=RAND()*6.84+26.88" office:value-type="float" office:value="30.4198654246842" calcext:value-type="float">
            <text:p>30.4198654246842</text:p>
          </table:table-cell>
          <table:table-cell table:formula="of:=NORMINV(RAND();3;1.2)" office:value-type="float" office:value="1.95278378344345" calcext:value-type="float">
            <text:p>1.95278378344345</text:p>
          </table:table-cell>
          <table:table-cell table:formula="of:=[.E53]*([.C53])-((0.2)*([.E53])*([.A53])*([.D53]))+320" office:value-type="float" office:value="160.613458606401" calcext:value-type="float">
            <text:p>160.61345860640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6.1912399732648" calcext:value-type="float">
            <text:p>26.1912399732648</text:p>
          </table:table-cell>
          <table:table-cell table:formula="of:=RAND()" office:value-type="float" office:value="0.721942523053561" calcext:value-type="float">
            <text:p>0.721942523053561</text:p>
          </table:table-cell>
          <table:table-cell table:formula="of:=IF([.B54]&lt;(0.15);36.25;IF([.B54]&lt;(0.45);41.5;IF([.B54]&lt;(1);38;)))" office:value-type="float" office:value="38" calcext:value-type="float">
            <text:p>38</text:p>
          </table:table-cell>
          <table:table-cell table:formula="of:=RAND()*6.84+26.88" office:value-type="float" office:value="30.7740691024247" calcext:value-type="float">
            <text:p>30.7740691024247</text:p>
          </table:table-cell>
          <table:table-cell table:formula="of:=NORMINV(RAND();3;1.2)" office:value-type="float" office:value="1.35193082608991" calcext:value-type="float">
            <text:p>1.35193082608991</text:p>
          </table:table-cell>
          <table:table-cell table:formula="of:=[.E54]*([.C54])-((0.2)*([.E54])*([.A54])*([.D54]))+320" office:value-type="float" office:value="153.43914018661" calcext:value-type="float">
            <text:p>153.4391401866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7.1133456739124" calcext:value-type="float">
            <text:p>17.1133456739124</text:p>
          </table:table-cell>
          <table:table-cell table:formula="of:=RAND()" office:value-type="float" office:value="0.916263430568732" calcext:value-type="float">
            <text:p>0.916263430568732</text:p>
          </table:table-cell>
          <table:table-cell table:formula="of:=IF([.B55]&lt;(0.15);36.25;IF([.B55]&lt;(0.45);41.5;IF([.B55]&lt;(1);38;)))" office:value-type="float" office:value="38" calcext:value-type="float">
            <text:p>38</text:p>
          </table:table-cell>
          <table:table-cell table:formula="of:=RAND()*6.84+26.88" office:value-type="float" office:value="33.4687699501377" calcext:value-type="float">
            <text:p>33.4687699501377</text:p>
          </table:table-cell>
          <table:table-cell table:formula="of:=NORMINV(RAND();3;1.2)" office:value-type="float" office:value="2.58719568070815" calcext:value-type="float">
            <text:p>2.58719568070815</text:p>
          </table:table-cell>
          <table:table-cell table:formula="of:=[.E55]*([.C55])-((0.2)*([.E55])*([.A55])*([.D55]))+320" office:value-type="float" office:value="121.943635676634" calcext:value-type="float">
            <text:p>121.94363567663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7.6297482465304" calcext:value-type="float">
            <text:p>27.6297482465304</text:p>
          </table:table-cell>
          <table:table-cell table:formula="of:=RAND()" office:value-type="float" office:value="0.309521994449625" calcext:value-type="float">
            <text:p>0.309521994449625</text:p>
          </table:table-cell>
          <table:table-cell table:formula="of:=IF([.B56]&lt;(0.15);36.25;IF([.B56]&lt;(0.45);41.5;IF([.B56]&lt;(1);38;)))" office:value-type="float" office:value="41.5" calcext:value-type="float">
            <text:p>41.5</text:p>
          </table:table-cell>
          <table:table-cell table:formula="of:=RAND()*6.84+26.88" office:value-type="float" office:value="32.0105821971308" calcext:value-type="float">
            <text:p>32.0105821971308</text:p>
          </table:table-cell>
          <table:table-cell table:formula="of:=NORMINV(RAND();3;1.2)" office:value-type="float" office:value="2.63936627486513" calcext:value-type="float">
            <text:p>2.63936627486513</text:p>
          </table:table-cell>
          <table:table-cell table:formula="of:=[.E56]*([.C56])-((0.2)*([.E56])*([.A56])*([.D56]))+320" office:value-type="float" office:value="-37.3408055040534" calcext:value-type="float">
            <text:p>-37.340805504053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4692062054415" calcext:value-type="float">
            <text:p>25.4692062054415</text:p>
          </table:table-cell>
          <table:table-cell table:formula="of:=RAND()" office:value-type="float" office:value="0.576397743826764" calcext:value-type="float">
            <text:p>0.576397743826764</text:p>
          </table:table-cell>
          <table:table-cell table:formula="of:=IF([.B57]&lt;(0.15);36.25;IF([.B57]&lt;(0.45);41.5;IF([.B57]&lt;(1);38;)))" office:value-type="float" office:value="38" calcext:value-type="float">
            <text:p>38</text:p>
          </table:table-cell>
          <table:table-cell table:formula="of:=RAND()*6.84+26.88" office:value-type="float" office:value="32.3431446515428" calcext:value-type="float">
            <text:p>32.3431446515428</text:p>
          </table:table-cell>
          <table:table-cell table:formula="of:=NORMINV(RAND();3;1.2)" office:value-type="float" office:value="4.51001331791423" calcext:value-type="float">
            <text:p>4.51001331791423</text:p>
          </table:table-cell>
          <table:table-cell table:formula="of:=[.E57]*([.C57])-((0.2)*([.E57])*([.A57])*([.D57]))+320" office:value-type="float" office:value="-251.647994914105" calcext:value-type="float">
            <text:p>-251.64799491410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6.3887532427853" calcext:value-type="float">
            <text:p>26.3887532427853</text:p>
          </table:table-cell>
          <table:table-cell table:formula="of:=RAND()" office:value-type="float" office:value="0.0818927405120441" calcext:value-type="float">
            <text:p>0.0818927405120441</text:p>
          </table:table-cell>
          <table:table-cell table:formula="of:=IF([.B58]&lt;(0.15);36.25;IF([.B58]&lt;(0.45);41.5;IF([.B58]&lt;(1);38;)))" office:value-type="float" office:value="36.25" calcext:value-type="float">
            <text:p>36.25</text:p>
          </table:table-cell>
          <table:table-cell table:formula="of:=RAND()*6.84+26.88" office:value-type="float" office:value="29.1864534882303" calcext:value-type="float">
            <text:p>29.1864534882303</text:p>
          </table:table-cell>
          <table:table-cell table:formula="of:=NORMINV(RAND();3;1.2)" office:value-type="float" office:value="4.97283584681709" calcext:value-type="float">
            <text:p>4.97283584681709</text:p>
          </table:table-cell>
          <table:table-cell table:formula="of:=[.E58]*([.C58])-((0.2)*([.E58])*([.A58])*([.D58]))+320" office:value-type="float" office:value="-265.74448547928" calcext:value-type="float">
            <text:p>-265.7444854792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794168722477" calcext:value-type="float">
            <text:p>29.794168722477</text:p>
          </table:table-cell>
          <table:table-cell table:formula="of:=RAND()" office:value-type="float" office:value="0.601675617629078" calcext:value-type="float">
            <text:p>0.601675617629078</text:p>
          </table:table-cell>
          <table:table-cell table:formula="of:=IF([.B59]&lt;(0.15);36.25;IF([.B59]&lt;(0.45);41.5;IF([.B59]&lt;(1);38;)))" office:value-type="float" office:value="38" calcext:value-type="float">
            <text:p>38</text:p>
          </table:table-cell>
          <table:table-cell table:formula="of:=RAND()*6.84+26.88" office:value-type="float" office:value="33.5971907549383" calcext:value-type="float">
            <text:p>33.5971907549383</text:p>
          </table:table-cell>
          <table:table-cell table:formula="of:=NORMINV(RAND();3;1.2)" office:value-type="float" office:value="1.94654144002372" calcext:value-type="float">
            <text:p>1.94654144002372</text:p>
          </table:table-cell>
          <table:table-cell table:formula="of:=[.E59]*([.C59])-((0.2)*([.E59])*([.A59])*([.D59]))+320" office:value-type="float" office:value="4.27083440204206" calcext:value-type="float">
            <text:p>4.2708344020420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5574268413985" calcext:value-type="float">
            <text:p>31.5574268413985</text:p>
          </table:table-cell>
          <table:table-cell table:formula="of:=RAND()" office:value-type="float" office:value="0.182904681382268" calcext:value-type="float">
            <text:p>0.182904681382268</text:p>
          </table:table-cell>
          <table:table-cell table:formula="of:=IF([.B60]&lt;(0.15);36.25;IF([.B60]&lt;(0.45);41.5;IF([.B60]&lt;(1);38;)))" office:value-type="float" office:value="41.5" calcext:value-type="float">
            <text:p>41.5</text:p>
          </table:table-cell>
          <table:table-cell table:formula="of:=RAND()*6.84+26.88" office:value-type="float" office:value="28.5050345310254" calcext:value-type="float">
            <text:p>28.5050345310254</text:p>
          </table:table-cell>
          <table:table-cell table:formula="of:=NORMINV(RAND();3;1.2)" office:value-type="float" office:value="3.58380610689116" calcext:value-type="float">
            <text:p>3.58380610689116</text:p>
          </table:table-cell>
          <table:table-cell table:formula="of:=[.E60]*([.C60])-((0.2)*([.E60])*([.A60])*([.D60]))+320" office:value-type="float" office:value="-176.031407807396" calcext:value-type="float">
            <text:p>-176.03140780739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2428374440454" calcext:value-type="float">
            <text:p>31.2428374440454</text:p>
          </table:table-cell>
          <table:table-cell table:formula="of:=RAND()" office:value-type="float" office:value="0.946651407901888" calcext:value-type="float">
            <text:p>0.946651407901888</text:p>
          </table:table-cell>
          <table:table-cell table:formula="of:=IF([.B61]&lt;(0.15);36.25;IF([.B61]&lt;(0.45);41.5;IF([.B61]&lt;(1);38;)))" office:value-type="float" office:value="38" calcext:value-type="float">
            <text:p>38</text:p>
          </table:table-cell>
          <table:table-cell table:formula="of:=RAND()*6.84+26.88" office:value-type="float" office:value="30.2571501084969" calcext:value-type="float">
            <text:p>30.2571501084969</text:p>
          </table:table-cell>
          <table:table-cell table:formula="of:=NORMINV(RAND();3;1.2)" office:value-type="float" office:value="1.82652529557325" calcext:value-type="float">
            <text:p>1.82652529557325</text:p>
          </table:table-cell>
          <table:table-cell table:formula="of:=[.E61]*([.C61])-((0.2)*([.E61])*([.A61])*([.D61]))+320" office:value-type="float" office:value="44.0780668254027" calcext:value-type="float">
            <text:p>44.078066825402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9408050408331" calcext:value-type="float">
            <text:p>29.9408050408331</text:p>
          </table:table-cell>
          <table:table-cell table:formula="of:=RAND()" office:value-type="float" office:value="0.158832248321042" calcext:value-type="float">
            <text:p>0.158832248321042</text:p>
          </table:table-cell>
          <table:table-cell table:formula="of:=IF([.B62]&lt;(0.15);36.25;IF([.B62]&lt;(0.45);41.5;IF([.B62]&lt;(1);38;)))" office:value-type="float" office:value="41.5" calcext:value-type="float">
            <text:p>41.5</text:p>
          </table:table-cell>
          <table:table-cell table:formula="of:=RAND()*6.84+26.88" office:value-type="float" office:value="33.3205170234754" calcext:value-type="float">
            <text:p>33.3205170234754</text:p>
          </table:table-cell>
          <table:table-cell table:formula="of:=NORMINV(RAND();3;1.2)" office:value-type="float" office:value="4.0138317093951" calcext:value-type="float">
            <text:p>4.0138317093951</text:p>
          </table:table-cell>
          <table:table-cell table:formula="of:=[.E62]*([.C62])-((0.2)*([.E62])*([.A62])*([.D62]))+320" office:value-type="float" office:value="-314.300289206888" calcext:value-type="float">
            <text:p>-314.30028920688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2.664705527253" calcext:value-type="float">
            <text:p>32.664705527253</text:p>
          </table:table-cell>
          <table:table-cell table:formula="of:=RAND()" office:value-type="float" office:value="0.286027834345473" calcext:value-type="float">
            <text:p>0.286027834345473</text:p>
          </table:table-cell>
          <table:table-cell table:formula="of:=IF([.B63]&lt;(0.15);36.25;IF([.B63]&lt;(0.45);41.5;IF([.B63]&lt;(1);38;)))" office:value-type="float" office:value="41.5" calcext:value-type="float">
            <text:p>41.5</text:p>
          </table:table-cell>
          <table:table-cell table:formula="of:=RAND()*6.84+26.88" office:value-type="float" office:value="28.7735747905078" calcext:value-type="float">
            <text:p>28.7735747905078</text:p>
          </table:table-cell>
          <table:table-cell table:formula="of:=NORMINV(RAND();3;1.2)" office:value-type="float" office:value="2.60791483329992" calcext:value-type="float">
            <text:p>2.60791483329992</text:p>
          </table:table-cell>
          <table:table-cell table:formula="of:=[.E63]*([.C63])-((0.2)*([.E63])*([.A63])*([.D63]))+320" office:value-type="float" office:value="-61.9971143716475" calcext:value-type="float">
            <text:p>-61.997114371647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6097134446451" calcext:value-type="float">
            <text:p>30.6097134446451</text:p>
          </table:table-cell>
          <table:table-cell table:formula="of:=RAND()" office:value-type="float" office:value="0.780499065379081" calcext:value-type="float">
            <text:p>0.780499065379081</text:p>
          </table:table-cell>
          <table:table-cell table:formula="of:=IF([.B64]&lt;(0.15);36.25;IF([.B64]&lt;(0.45);41.5;IF([.B64]&lt;(1);38;)))" office:value-type="float" office:value="38" calcext:value-type="float">
            <text:p>38</text:p>
          </table:table-cell>
          <table:table-cell table:formula="of:=RAND()*6.84+26.88" office:value-type="float" office:value="31.2654371177454" calcext:value-type="float">
            <text:p>31.2654371177454</text:p>
          </table:table-cell>
          <table:table-cell table:formula="of:=NORMINV(RAND();3;1.2)" office:value-type="float" office:value="3.52978162981582" calcext:value-type="float">
            <text:p>3.52978162981582</text:p>
          </table:table-cell>
          <table:table-cell table:formula="of:=[.E64]*([.C64])-((0.2)*([.E64])*([.A64])*([.D64]))+320" office:value-type="float" office:value="-221.48690692753" calcext:value-type="float">
            <text:p>-221.4869069275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1562815804136" calcext:value-type="float">
            <text:p>29.1562815804136</text:p>
          </table:table-cell>
          <table:table-cell table:formula="of:=RAND()" office:value-type="float" office:value="0.876065106327689" calcext:value-type="float">
            <text:p>0.876065106327689</text:p>
          </table:table-cell>
          <table:table-cell table:formula="of:=IF([.B65]&lt;(0.15);36.25;IF([.B65]&lt;(0.45);41.5;IF([.B65]&lt;(1);38;)))" office:value-type="float" office:value="38" calcext:value-type="float">
            <text:p>38</text:p>
          </table:table-cell>
          <table:table-cell table:formula="of:=RAND()*6.84+26.88" office:value-type="float" office:value="27.4833589803913" calcext:value-type="float">
            <text:p>27.4833589803913</text:p>
          </table:table-cell>
          <table:table-cell table:formula="of:=NORMINV(RAND();3;1.2)" office:value-type="float" office:value="3.67034347884828" calcext:value-type="float">
            <text:p>3.67034347884828</text:p>
          </table:table-cell>
          <table:table-cell table:formula="of:=[.E65]*([.C65])-((0.2)*([.E65])*([.A65])*([.D65]))+320" office:value-type="float" office:value="-128.745408640925" calcext:value-type="float">
            <text:p>-128.74540864092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248912545593" calcext:value-type="float">
            <text:p>24.248912545593</text:p>
          </table:table-cell>
          <table:table-cell table:formula="of:=RAND()" office:value-type="float" office:value="0.959658250231845" calcext:value-type="float">
            <text:p>0.959658250231845</text:p>
          </table:table-cell>
          <table:table-cell table:formula="of:=IF([.B66]&lt;(0.15);36.25;IF([.B66]&lt;(0.45);41.5;IF([.B66]&lt;(1);38;)))" office:value-type="float" office:value="38" calcext:value-type="float">
            <text:p>38</text:p>
          </table:table-cell>
          <table:table-cell table:formula="of:=RAND()*6.84+26.88" office:value-type="float" office:value="31.8893007344258" calcext:value-type="float">
            <text:p>31.8893007344258</text:p>
          </table:table-cell>
          <table:table-cell table:formula="of:=NORMINV(RAND();3;1.2)" office:value-type="float" office:value="2.0650323944658" calcext:value-type="float">
            <text:p>2.0650323944658</text:p>
          </table:table-cell>
          <table:table-cell table:formula="of:=[.E66]*([.C66])-((0.2)*([.E66])*([.A66])*([.D66]))+320" office:value-type="float" office:value="79.1012238854737" calcext:value-type="float">
            <text:p>79.101223885473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510069143413" calcext:value-type="float">
            <text:p>23.510069143413</text:p>
          </table:table-cell>
          <table:table-cell table:formula="of:=RAND()" office:value-type="float" office:value="0.215454815184992" calcext:value-type="float">
            <text:p>0.215454815184992</text:p>
          </table:table-cell>
          <table:table-cell table:formula="of:=IF([.B67]&lt;(0.15);36.25;IF([.B67]&lt;(0.45);41.5;IF([.B67]&lt;(1);38;)))" office:value-type="float" office:value="41.5" calcext:value-type="float">
            <text:p>41.5</text:p>
          </table:table-cell>
          <table:table-cell table:formula="of:=RAND()*6.84+26.88" office:value-type="float" office:value="31.9516932595672" calcext:value-type="float">
            <text:p>31.9516932595672</text:p>
          </table:table-cell>
          <table:table-cell table:formula="of:=NORMINV(RAND();3;1.2)" office:value-type="float" office:value="2.60132618445303" calcext:value-type="float">
            <text:p>2.60132618445303</text:p>
          </table:table-cell>
          <table:table-cell table:formula="of:=[.E67]*([.C67])-((0.2)*([.E67])*([.A67])*([.D67]))+320" office:value-type="float" office:value="37.1388050321559" calcext:value-type="float">
            <text:p>37.138805032155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7191022367819" calcext:value-type="float">
            <text:p>23.7191022367819</text:p>
          </table:table-cell>
          <table:table-cell table:formula="of:=RAND()" office:value-type="float" office:value="0.767015511844898" calcext:value-type="float">
            <text:p>0.767015511844898</text:p>
          </table:table-cell>
          <table:table-cell table:formula="of:=IF([.B68]&lt;(0.15);36.25;IF([.B68]&lt;(0.45);41.5;IF([.B68]&lt;(1);38;)))" office:value-type="float" office:value="38" calcext:value-type="float">
            <text:p>38</text:p>
          </table:table-cell>
          <table:table-cell table:formula="of:=RAND()*6.84+26.88" office:value-type="float" office:value="30.9003444511215" calcext:value-type="float">
            <text:p>30.9003444511215</text:p>
          </table:table-cell>
          <table:table-cell table:formula="of:=NORMINV(RAND();3;1.2)" office:value-type="float" office:value="3.00154477235326" calcext:value-type="float">
            <text:p>3.00154477235326</text:p>
          </table:table-cell>
          <table:table-cell table:formula="of:=[.E68]*([.C68])-((0.2)*([.E68])*([.A68])*([.D68]))+320" office:value-type="float" office:value="-5.92479767819759" calcext:value-type="float">
            <text:p>-5.9247976781975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4.520776383709" calcext:value-type="float">
            <text:p>34.520776383709</text:p>
          </table:table-cell>
          <table:table-cell table:formula="of:=RAND()" office:value-type="float" office:value="0.509882578714339" calcext:value-type="float">
            <text:p>0.509882578714339</text:p>
          </table:table-cell>
          <table:table-cell table:formula="of:=IF([.B69]&lt;(0.15);36.25;IF([.B69]&lt;(0.45);41.5;IF([.B69]&lt;(1);38;)))" office:value-type="float" office:value="38" calcext:value-type="float">
            <text:p>38</text:p>
          </table:table-cell>
          <table:table-cell table:formula="of:=RAND()*6.84+26.88" office:value-type="float" office:value="32.1327877412316" calcext:value-type="float">
            <text:p>32.1327877412316</text:p>
          </table:table-cell>
          <table:table-cell table:formula="of:=NORMINV(RAND();3;1.2)" office:value-type="float" office:value="2.59048128900361" calcext:value-type="float">
            <text:p>2.59048128900361</text:p>
          </table:table-cell>
          <table:table-cell table:formula="of:=[.E69]*([.C69])-((0.2)*([.E69])*([.A69])*([.D69]))+320" office:value-type="float" office:value="-156.259353009624" calcext:value-type="float">
            <text:p>-156.25935300962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2.1239518493419" calcext:value-type="float">
            <text:p>22.1239518493419</text:p>
          </table:table-cell>
          <table:table-cell table:formula="of:=RAND()" office:value-type="float" office:value="0.093251015859452" calcext:value-type="float">
            <text:p>0.093251015859452</text:p>
          </table:table-cell>
          <table:table-cell table:formula="of:=IF([.B70]&lt;(0.15);36.25;IF([.B70]&lt;(0.45);41.5;IF([.B70]&lt;(1);38;)))" office:value-type="float" office:value="36.25" calcext:value-type="float">
            <text:p>36.25</text:p>
          </table:table-cell>
          <table:table-cell table:formula="of:=RAND()*6.84+26.88" office:value-type="float" office:value="31.5120026791455" calcext:value-type="float">
            <text:p>31.5120026791455</text:p>
          </table:table-cell>
          <table:table-cell table:formula="of:=NORMINV(RAND();3;1.2)" office:value-type="float" office:value="1.1254272865016" calcext:value-type="float">
            <text:p>1.1254272865016</text:p>
          </table:table-cell>
          <table:table-cell table:formula="of:=[.E70]*([.C70])-((0.2)*([.E70])*([.A70])*([.D70]))+320" office:value-type="float" office:value="203.873904128366" calcext:value-type="float">
            <text:p>203.87390412836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0402755301221" calcext:value-type="float">
            <text:p>25.0402755301221</text:p>
          </table:table-cell>
          <table:table-cell table:formula="of:=RAND()" office:value-type="float" office:value="0.626114840041952" calcext:value-type="float">
            <text:p>0.626114840041952</text:p>
          </table:table-cell>
          <table:table-cell table:formula="of:=IF([.B71]&lt;(0.15);36.25;IF([.B71]&lt;(0.45);41.5;IF([.B71]&lt;(1);38;)))" office:value-type="float" office:value="38" calcext:value-type="float">
            <text:p>38</text:p>
          </table:table-cell>
          <table:table-cell table:formula="of:=RAND()*6.84+26.88" office:value-type="float" office:value="33.2762463204483" calcext:value-type="float">
            <text:p>33.2762463204483</text:p>
          </table:table-cell>
          <table:table-cell table:formula="of:=NORMINV(RAND();3;1.2)" office:value-type="float" office:value="4.67049713945502" calcext:value-type="float">
            <text:p>4.67049713945502</text:p>
          </table:table-cell>
          <table:table-cell table:formula="of:=[.E71]*([.C71])-((0.2)*([.E71])*([.A71])*([.D71]))+320" office:value-type="float" office:value="-280.85607225568" calcext:value-type="float">
            <text:p>-280.8560722556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6.2901806135855" calcext:value-type="float">
            <text:p>26.2901806135855</text:p>
          </table:table-cell>
          <table:table-cell table:formula="of:=RAND()" office:value-type="float" office:value="0.781932062648666" calcext:value-type="float">
            <text:p>0.781932062648666</text:p>
          </table:table-cell>
          <table:table-cell table:formula="of:=IF([.B72]&lt;(0.15);36.25;IF([.B72]&lt;(0.45);41.5;IF([.B72]&lt;(1);38;)))" office:value-type="float" office:value="38" calcext:value-type="float">
            <text:p>38</text:p>
          </table:table-cell>
          <table:table-cell table:formula="of:=RAND()*6.84+26.88" office:value-type="float" office:value="32.2370553536912" calcext:value-type="float">
            <text:p>32.2370553536912</text:p>
          </table:table-cell>
          <table:table-cell table:formula="of:=NORMINV(RAND();3;1.2)" office:value-type="float" office:value="5.65904767146869" calcext:value-type="float">
            <text:p>5.65904767146869</text:p>
          </table:table-cell>
          <table:table-cell table:formula="of:=[.E72]*([.C72])-((0.2)*([.E72])*([.A72])*([.D72]))+320" office:value-type="float" office:value="-424.185150083209" calcext:value-type="float">
            <text:p>-424.18515008320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4.3839614197371" calcext:value-type="float">
            <text:p>34.3839614197371</text:p>
          </table:table-cell>
          <table:table-cell table:formula="of:=RAND()" office:value-type="float" office:value="0.400908355662102" calcext:value-type="float">
            <text:p>0.400908355662102</text:p>
          </table:table-cell>
          <table:table-cell table:formula="of:=IF([.B73]&lt;(0.15);36.25;IF([.B73]&lt;(0.45);41.5;IF([.B73]&lt;(1);38;)))" office:value-type="float" office:value="41.5" calcext:value-type="float">
            <text:p>41.5</text:p>
          </table:table-cell>
          <table:table-cell table:formula="of:=RAND()*6.84+26.88" office:value-type="float" office:value="27.7976373433224" calcext:value-type="float">
            <text:p>27.7976373433224</text:p>
          </table:table-cell>
          <table:table-cell table:formula="of:=NORMINV(RAND();3;1.2)" office:value-type="float" office:value="3.19019222881518" calcext:value-type="float">
            <text:p>3.19019222881518</text:p>
          </table:table-cell>
          <table:table-cell table:formula="of:=[.E73]*([.C73])-((0.2)*([.E73])*([.A73])*([.D73]))+320" office:value-type="float" office:value="-157.439632493675" calcext:value-type="float">
            <text:p>-157.43963249367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8772233296179" calcext:value-type="float">
            <text:p>24.8772233296179</text:p>
          </table:table-cell>
          <table:table-cell table:formula="of:=RAND()" office:value-type="float" office:value="0.850816181972974" calcext:value-type="float">
            <text:p>0.850816181972974</text:p>
          </table:table-cell>
          <table:table-cell table:formula="of:=IF([.B74]&lt;(0.15);36.25;IF([.B74]&lt;(0.45);41.5;IF([.B74]&lt;(1);38;)))" office:value-type="float" office:value="38" calcext:value-type="float">
            <text:p>38</text:p>
          </table:table-cell>
          <table:table-cell table:formula="of:=RAND()*6.84+26.88" office:value-type="float" office:value="29.6299724978173" calcext:value-type="float">
            <text:p>29.6299724978173</text:p>
          </table:table-cell>
          <table:table-cell table:formula="of:=NORMINV(RAND();3;1.2)" office:value-type="float" office:value="3.72117808905107" calcext:value-type="float">
            <text:p>3.72117808905107</text:p>
          </table:table-cell>
          <table:table-cell table:formula="of:=[.E74]*([.C74])-((0.2)*([.E74])*([.A74])*([.D74]))+320" office:value-type="float" office:value="-87.1798228506673" calcext:value-type="float">
            <text:p>-87.179822850667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9.8887986676079" calcext:value-type="float">
            <text:p>19.8887986676079</text:p>
          </table:table-cell>
          <table:table-cell table:formula="of:=RAND()" office:value-type="float" office:value="0.289350938286542" calcext:value-type="float">
            <text:p>0.289350938286542</text:p>
          </table:table-cell>
          <table:table-cell table:formula="of:=IF([.B75]&lt;(0.15);36.25;IF([.B75]&lt;(0.45);41.5;IF([.B75]&lt;(1);38;)))" office:value-type="float" office:value="41.5" calcext:value-type="float">
            <text:p>41.5</text:p>
          </table:table-cell>
          <table:table-cell table:formula="of:=RAND()*6.84+26.88" office:value-type="float" office:value="27.902261380682" calcext:value-type="float">
            <text:p>27.902261380682</text:p>
          </table:table-cell>
          <table:table-cell table:formula="of:=NORMINV(RAND();3;1.2)" office:value-type="float" office:value="3.87557750776969" calcext:value-type="float">
            <text:p>3.87557750776969</text:p>
          </table:table-cell>
          <table:table-cell table:formula="of:=[.E75]*([.C75])-((0.2)*([.E75])*([.A75])*([.D75]))+320" office:value-type="float" office:value="50.6919641532841" calcext:value-type="float">
            <text:p>50.691964153284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2.4900554709456" calcext:value-type="float">
            <text:p>22.4900554709456</text:p>
          </table:table-cell>
          <table:table-cell table:formula="of:=RAND()" office:value-type="float" office:value="0.698766622758763" calcext:value-type="float">
            <text:p>0.698766622758763</text:p>
          </table:table-cell>
          <table:table-cell table:formula="of:=IF([.B76]&lt;(0.15);36.25;IF([.B76]&lt;(0.45);41.5;IF([.B76]&lt;(1);38;)))" office:value-type="float" office:value="38" calcext:value-type="float">
            <text:p>38</text:p>
          </table:table-cell>
          <table:table-cell table:formula="of:=RAND()*6.84+26.88" office:value-type="float" office:value="29.2462261468054" calcext:value-type="float">
            <text:p>29.2462261468054</text:p>
          </table:table-cell>
          <table:table-cell table:formula="of:=NORMINV(RAND();3;1.2)" office:value-type="float" office:value="4.76612501674492" calcext:value-type="float">
            <text:p>4.76612501674492</text:p>
          </table:table-cell>
          <table:table-cell table:formula="of:=[.E76]*([.C76])-((0.2)*([.E76])*([.A76])*([.D76]))+320" office:value-type="float" office:value="-125.870278832039" calcext:value-type="float">
            <text:p>-125.87027883203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5720568221915" calcext:value-type="float">
            <text:p>25.5720568221915</text:p>
          </table:table-cell>
          <table:table-cell table:formula="of:=RAND()" office:value-type="float" office:value="0.304934310305897" calcext:value-type="float">
            <text:p>0.304934310305897</text:p>
          </table:table-cell>
          <table:table-cell table:formula="of:=IF([.B77]&lt;(0.15);36.25;IF([.B77]&lt;(0.45);41.5;IF([.B77]&lt;(1);38;)))" office:value-type="float" office:value="41.5" calcext:value-type="float">
            <text:p>41.5</text:p>
          </table:table-cell>
          <table:table-cell table:formula="of:=RAND()*6.84+26.88" office:value-type="float" office:value="31.5139957344713" calcext:value-type="float">
            <text:p>31.5139957344713</text:p>
          </table:table-cell>
          <table:table-cell table:formula="of:=NORMINV(RAND();3;1.2)" office:value-type="float" office:value="4.84401483390565" calcext:value-type="float">
            <text:p>4.84401483390565</text:p>
          </table:table-cell>
          <table:table-cell table:formula="of:=[.E77]*([.C77])-((0.2)*([.E77])*([.A77])*([.D77]))+320" office:value-type="float" office:value="-259.710080955814" calcext:value-type="float">
            <text:p>-259.71008095581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5.4596622880066" calcext:value-type="float">
            <text:p>35.4596622880066</text:p>
          </table:table-cell>
          <table:table-cell table:formula="of:=RAND()" office:value-type="float" office:value="0.121670896282593" calcext:value-type="float">
            <text:p>0.121670896282593</text:p>
          </table:table-cell>
          <table:table-cell table:formula="of:=IF([.B78]&lt;(0.15);36.25;IF([.B78]&lt;(0.45);41.5;IF([.B78]&lt;(1);38;)))" office:value-type="float" office:value="36.25" calcext:value-type="float">
            <text:p>36.25</text:p>
          </table:table-cell>
          <table:table-cell table:formula="of:=RAND()*6.84+26.88" office:value-type="float" office:value="29.7057355140328" calcext:value-type="float">
            <text:p>29.7057355140328</text:p>
          </table:table-cell>
          <table:table-cell table:formula="of:=NORMINV(RAND();3;1.2)" office:value-type="float" office:value="3.47766953754335" calcext:value-type="float">
            <text:p>3.47766953754335</text:p>
          </table:table-cell>
          <table:table-cell table:formula="of:=[.E78]*([.C78])-((0.2)*([.E78])*([.A78])*([.D78]))+320" office:value-type="float" office:value="-286.578841388756" calcext:value-type="float">
            <text:p>-286.57884138875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8.096090785628" calcext:value-type="float">
            <text:p>28.096090785628</text:p>
          </table:table-cell>
          <table:table-cell table:formula="of:=RAND()" office:value-type="float" office:value="0.86829551788954" calcext:value-type="float">
            <text:p>0.86829551788954</text:p>
          </table:table-cell>
          <table:table-cell table:formula="of:=IF([.B79]&lt;(0.15);36.25;IF([.B79]&lt;(0.45);41.5;IF([.B79]&lt;(1);38;)))" office:value-type="float" office:value="38" calcext:value-type="float">
            <text:p>38</text:p>
          </table:table-cell>
          <table:table-cell table:formula="of:=RAND()*6.84+26.88" office:value-type="float" office:value="28.6935831023689" calcext:value-type="float">
            <text:p>28.6935831023689</text:p>
          </table:table-cell>
          <table:table-cell table:formula="of:=NORMINV(RAND();3;1.2)" office:value-type="float" office:value="1.36964344563592" calcext:value-type="float">
            <text:p>1.36964344563592</text:p>
          </table:table-cell>
          <table:table-cell table:formula="of:=[.E79]*([.C79])-((0.2)*([.E79])*([.A79])*([.D79]))+320" office:value-type="float" office:value="151.211300824764" calcext:value-type="float">
            <text:p>151.21130082476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1.6279930923463" calcext:value-type="float">
            <text:p>31.6279930923463</text:p>
          </table:table-cell>
          <table:table-cell table:formula="of:=RAND()" office:value-type="float" office:value="0.916358174705433" calcext:value-type="float">
            <text:p>0.916358174705433</text:p>
          </table:table-cell>
          <table:table-cell table:formula="of:=IF([.B80]&lt;(0.15);36.25;IF([.B80]&lt;(0.45);41.5;IF([.B80]&lt;(1);38;)))" office:value-type="float" office:value="38" calcext:value-type="float">
            <text:p>38</text:p>
          </table:table-cell>
          <table:table-cell table:formula="of:=RAND()*6.84+26.88" office:value-type="float" office:value="27.1471599842986" calcext:value-type="float">
            <text:p>27.1471599842986</text:p>
          </table:table-cell>
          <table:table-cell table:formula="of:=NORMINV(RAND();3;1.2)" office:value-type="float" office:value="1.53844027322504" calcext:value-type="float">
            <text:p>1.53844027322504</text:p>
          </table:table-cell>
          <table:table-cell table:formula="of:=[.E80]*([.C80])-((0.2)*([.E80])*([.A80])*([.D80]))+320" office:value-type="float" office:value="114.276631796844" calcext:value-type="float">
            <text:p>114.27663179684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7.9936212482592" calcext:value-type="float">
            <text:p>17.9936212482592</text:p>
          </table:table-cell>
          <table:table-cell table:formula="of:=RAND()" office:value-type="float" office:value="0.481234531728002" calcext:value-type="float">
            <text:p>0.481234531728002</text:p>
          </table:table-cell>
          <table:table-cell table:formula="of:=IF([.B81]&lt;(0.15);36.25;IF([.B81]&lt;(0.45);41.5;IF([.B81]&lt;(1);38;)))" office:value-type="float" office:value="38" calcext:value-type="float">
            <text:p>38</text:p>
          </table:table-cell>
          <table:table-cell table:formula="of:=RAND()*6.84+26.88" office:value-type="float" office:value="27.9057565263279" calcext:value-type="float">
            <text:p>27.9057565263279</text:p>
          </table:table-cell>
          <table:table-cell table:formula="of:=NORMINV(RAND();3;1.2)" office:value-type="float" office:value="2.52634427610331" calcext:value-type="float">
            <text:p>2.52634427610331</text:p>
          </table:table-cell>
          <table:table-cell table:formula="of:=[.E81]*([.C81])-((0.2)*([.E81])*([.A81])*([.D81]))+320" office:value-type="float" office:value="162.292648540942" calcext:value-type="float">
            <text:p>162.292648540942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3481013150896" calcext:value-type="float">
            <text:p>24.3481013150896</text:p>
          </table:table-cell>
          <table:table-cell table:formula="of:=RAND()" office:value-type="float" office:value="0.448661892681679" calcext:value-type="float">
            <text:p>0.448661892681679</text:p>
          </table:table-cell>
          <table:table-cell table:formula="of:=IF([.B82]&lt;(0.15);36.25;IF([.B82]&lt;(0.45);41.5;IF([.B82]&lt;(1);38;)))" office:value-type="float" office:value="41.5" calcext:value-type="float">
            <text:p>41.5</text:p>
          </table:table-cell>
          <table:table-cell table:formula="of:=RAND()*6.84+26.88" office:value-type="float" office:value="31.1525495766747" calcext:value-type="float">
            <text:p>31.1525495766747</text:p>
          </table:table-cell>
          <table:table-cell table:formula="of:=NORMINV(RAND();3;1.2)" office:value-type="float" office:value="1.51036102275848" calcext:value-type="float">
            <text:p>1.51036102275848</text:p>
          </table:table-cell>
          <table:table-cell table:formula="of:=[.E82]*([.C82])-((0.2)*([.E82])*([.A82])*([.D82]))+320" office:value-type="float" office:value="153.556574038205" calcext:value-type="float">
            <text:p>153.556574038205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5.2233359886473" calcext:value-type="float">
            <text:p>35.2233359886473</text:p>
          </table:table-cell>
          <table:table-cell table:formula="of:=RAND()" office:value-type="float" office:value="0.995429845041746" calcext:value-type="float">
            <text:p>0.995429845041746</text:p>
          </table:table-cell>
          <table:table-cell table:formula="of:=IF([.B83]&lt;(0.15);36.25;IF([.B83]&lt;(0.45);41.5;IF([.B83]&lt;(1);38;)))" office:value-type="float" office:value="38" calcext:value-type="float">
            <text:p>38</text:p>
          </table:table-cell>
          <table:table-cell table:formula="of:=RAND()*6.84+26.88" office:value-type="float" office:value="32.2127831106562" calcext:value-type="float">
            <text:p>32.2127831106562</text:p>
          </table:table-cell>
          <table:table-cell table:formula="of:=NORMINV(RAND();3;1.2)" office:value-type="float" office:value="3.00708228897003" calcext:value-type="float">
            <text:p>3.00708228897003</text:p>
          </table:table-cell>
          <table:table-cell table:formula="of:=[.E83]*([.C83])-((0.2)*([.E83])*([.A83])*([.D83]))+320" office:value-type="float" office:value="-248.123054655554" calcext:value-type="float">
            <text:p>-248.12305465555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5032777964528" calcext:value-type="float">
            <text:p>24.5032777964528</text:p>
          </table:table-cell>
          <table:table-cell table:formula="of:=RAND()" office:value-type="float" office:value="0.0936875041871088" calcext:value-type="float">
            <text:p>0.0936875041871088</text:p>
          </table:table-cell>
          <table:table-cell table:formula="of:=IF([.B84]&lt;(0.15);36.25;IF([.B84]&lt;(0.45);41.5;IF([.B84]&lt;(1);38;)))" office:value-type="float" office:value="36.25" calcext:value-type="float">
            <text:p>36.25</text:p>
          </table:table-cell>
          <table:table-cell table:formula="of:=RAND()*6.84+26.88" office:value-type="float" office:value="33.1570729667942" calcext:value-type="float">
            <text:p>33.1570729667942</text:p>
          </table:table-cell>
          <table:table-cell table:formula="of:=NORMINV(RAND();3;1.2)" office:value-type="float" office:value="1.38831250071607" calcext:value-type="float">
            <text:p>1.38831250071607</text:p>
          </table:table-cell>
          <table:table-cell table:formula="of:=[.E84]*([.C84])-((0.2)*([.E84])*([.A84])*([.D84]))+320" office:value-type="float" office:value="144.737494651231" calcext:value-type="float">
            <text:p>144.737494651231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2.3297551407614" calcext:value-type="float">
            <text:p>22.3297551407614</text:p>
          </table:table-cell>
          <table:table-cell table:formula="of:=RAND()" office:value-type="float" office:value="0.041221749008288" calcext:value-type="float">
            <text:p>0.041221749008288</text:p>
          </table:table-cell>
          <table:table-cell table:formula="of:=IF([.B85]&lt;(0.15);36.25;IF([.B85]&lt;(0.45);41.5;IF([.B85]&lt;(1);38;)))" office:value-type="float" office:value="36.25" calcext:value-type="float">
            <text:p>36.25</text:p>
          </table:table-cell>
          <table:table-cell table:formula="of:=RAND()*6.84+26.88" office:value-type="float" office:value="31.6275032988622" calcext:value-type="float">
            <text:p>31.6275032988622</text:p>
          </table:table-cell>
          <table:table-cell table:formula="of:=NORMINV(RAND();3;1.2)" office:value-type="float" office:value="4.85448866434182" calcext:value-type="float">
            <text:p>4.85448866434182</text:p>
          </table:table-cell>
          <table:table-cell table:formula="of:=[.E85]*([.C85])-((0.2)*([.E85])*([.A85])*([.D85]))+320" office:value-type="float" office:value="-189.70616800109" calcext:value-type="float">
            <text:p>-189.7061680010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5.3530322588383" calcext:value-type="float">
            <text:p>15.3530322588383</text:p>
          </table:table-cell>
          <table:table-cell table:formula="of:=RAND()" office:value-type="float" office:value="0.279816618892689" calcext:value-type="float">
            <text:p>0.279816618892689</text:p>
          </table:table-cell>
          <table:table-cell table:formula="of:=IF([.B86]&lt;(0.15);36.25;IF([.B86]&lt;(0.45);41.5;IF([.B86]&lt;(1);38;)))" office:value-type="float" office:value="41.5" calcext:value-type="float">
            <text:p>41.5</text:p>
          </table:table-cell>
          <table:table-cell table:formula="of:=RAND()*6.84+26.88" office:value-type="float" office:value="30.6966094737033" calcext:value-type="float">
            <text:p>30.6966094737033</text:p>
          </table:table-cell>
          <table:table-cell table:formula="of:=NORMINV(RAND();3;1.2)" office:value-type="float" office:value="5.30641542788405" calcext:value-type="float">
            <text:p>5.30641542788405</text:p>
          </table:table-cell>
          <table:table-cell table:formula="of:=[.E86]*([.C86])-((0.2)*([.E86])*([.A86])*([.D86]))+320" office:value-type="float" office:value="40.0483423265707" calcext:value-type="float">
            <text:p>40.0483423265707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0.4308094950704" calcext:value-type="float">
            <text:p>30.4308094950704</text:p>
          </table:table-cell>
          <table:table-cell table:formula="of:=RAND()" office:value-type="float" office:value="0.339684602838849" calcext:value-type="float">
            <text:p>0.339684602838849</text:p>
          </table:table-cell>
          <table:table-cell table:formula="of:=IF([.B87]&lt;(0.15);36.25;IF([.B87]&lt;(0.45);41.5;IF([.B87]&lt;(1);38;)))" office:value-type="float" office:value="41.5" calcext:value-type="float">
            <text:p>41.5</text:p>
          </table:table-cell>
          <table:table-cell table:formula="of:=RAND()*6.84+26.88" office:value-type="float" office:value="33.6208698860534" calcext:value-type="float">
            <text:p>33.6208698860534</text:p>
          </table:table-cell>
          <table:table-cell table:formula="of:=NORMINV(RAND();3;1.2)" office:value-type="float" office:value="2.88316624352028" calcext:value-type="float">
            <text:p>2.88316624352028</text:p>
          </table:table-cell>
          <table:table-cell table:formula="of:=[.E87]*([.C87])-((0.2)*([.E87])*([.A87])*([.D87]))+320" office:value-type="float" office:value="-150.308009216138" calcext:value-type="float">
            <text:p>-150.30800921613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6.9908794681065" calcext:value-type="float">
            <text:p>26.9908794681065</text:p>
          </table:table-cell>
          <table:table-cell table:formula="of:=RAND()" office:value-type="float" office:value="0.695456598771491" calcext:value-type="float">
            <text:p>0.695456598771491</text:p>
          </table:table-cell>
          <table:table-cell table:formula="of:=IF([.B88]&lt;(0.15);36.25;IF([.B88]&lt;(0.45);41.5;IF([.B88]&lt;(1);38;)))" office:value-type="float" office:value="38" calcext:value-type="float">
            <text:p>38</text:p>
          </table:table-cell>
          <table:table-cell table:formula="of:=RAND()*6.84+26.88" office:value-type="float" office:value="31.0836255483016" calcext:value-type="float">
            <text:p>31.0836255483016</text:p>
          </table:table-cell>
          <table:table-cell table:formula="of:=NORMINV(RAND();3;1.2)" office:value-type="float" office:value="2.64466398377609" calcext:value-type="float">
            <text:p>2.64466398377609</text:p>
          </table:table-cell>
          <table:table-cell table:formula="of:=[.E88]*([.C88])-((0.2)*([.E88])*([.A88])*([.D88]))+320" office:value-type="float" office:value="-23.2638394457256" calcext:value-type="float">
            <text:p>-23.263839445725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5.8368126421063" calcext:value-type="float">
            <text:p>15.8368126421063</text:p>
          </table:table-cell>
          <table:table-cell table:formula="of:=RAND()" office:value-type="float" office:value="0.33225883252326" calcext:value-type="float">
            <text:p>0.33225883252326</text:p>
          </table:table-cell>
          <table:table-cell table:formula="of:=IF([.B89]&lt;(0.15);36.25;IF([.B89]&lt;(0.45);41.5;IF([.B89]&lt;(1);38;)))" office:value-type="float" office:value="41.5" calcext:value-type="float">
            <text:p>41.5</text:p>
          </table:table-cell>
          <table:table-cell table:formula="of:=RAND()*6.84+26.88" office:value-type="float" office:value="32.2432829444551" calcext:value-type="float">
            <text:p>32.2432829444551</text:p>
          </table:table-cell>
          <table:table-cell table:formula="of:=NORMINV(RAND();3;1.2)" office:value-type="float" office:value="2.29668417303807" calcext:value-type="float">
            <text:p>2.29668417303807</text:p>
          </table:table-cell>
          <table:table-cell table:formula="of:=[.E89]*([.C89])-((0.2)*([.E89])*([.A89])*([.D89]))+320" office:value-type="float" office:value="180.760843635888" calcext:value-type="float">
            <text:p>180.76084363588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2.2901186329255" calcext:value-type="float">
            <text:p>22.2901186329255</text:p>
          </table:table-cell>
          <table:table-cell table:formula="of:=RAND()" office:value-type="float" office:value="0.276019256706837" calcext:value-type="float">
            <text:p>0.276019256706837</text:p>
          </table:table-cell>
          <table:table-cell table:formula="of:=IF([.B90]&lt;(0.15);36.25;IF([.B90]&lt;(0.45);41.5;IF([.B90]&lt;(1);38;)))" office:value-type="float" office:value="41.5" calcext:value-type="float">
            <text:p>41.5</text:p>
          </table:table-cell>
          <table:table-cell table:formula="of:=RAND()*6.84+26.88" office:value-type="float" office:value="31.009429986935" calcext:value-type="float">
            <text:p>31.009429986935</text:p>
          </table:table-cell>
          <table:table-cell table:formula="of:=NORMINV(RAND();3;1.2)" office:value-type="float" office:value="5.22244524407775" calcext:value-type="float">
            <text:p>5.22244524407775</text:p>
          </table:table-cell>
          <table:table-cell table:formula="of:=[.E90]*([.C90])-((0.2)*([.E90])*([.A90])*([.D90]))+320" office:value-type="float" office:value="-185.223398372939" calcext:value-type="float">
            <text:p>-185.22339837293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2218327511177" calcext:value-type="float">
            <text:p>29.2218327511177</text:p>
          </table:table-cell>
          <table:table-cell table:formula="of:=RAND()" office:value-type="float" office:value="0.925240957885565" calcext:value-type="float">
            <text:p>0.925240957885565</text:p>
          </table:table-cell>
          <table:table-cell table:formula="of:=IF([.B91]&lt;(0.15);36.25;IF([.B91]&lt;(0.45);41.5;IF([.B91]&lt;(1);38;)))" office:value-type="float" office:value="38" calcext:value-type="float">
            <text:p>38</text:p>
          </table:table-cell>
          <table:table-cell table:formula="of:=RAND()*6.84+26.88" office:value-type="float" office:value="32.8632258485514" calcext:value-type="float">
            <text:p>32.8632258485514</text:p>
          </table:table-cell>
          <table:table-cell table:formula="of:=NORMINV(RAND();3;1.2)" office:value-type="float" office:value="2.90689512559288" calcext:value-type="float">
            <text:p>2.90689512559288</text:p>
          </table:table-cell>
          <table:table-cell table:formula="of:=[.E91]*([.C91])-((0.2)*([.E91])*([.A91])*([.D91]))+320" office:value-type="float" office:value="-127.850035574103" calcext:value-type="float">
            <text:p>-127.85003557410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7108762950124" calcext:value-type="float">
            <text:p>24.7108762950124</text:p>
          </table:table-cell>
          <table:table-cell table:formula="of:=RAND()" office:value-type="float" office:value="0.897088185912861" calcext:value-type="float">
            <text:p>0.897088185912861</text:p>
          </table:table-cell>
          <table:table-cell table:formula="of:=IF([.B92]&lt;(0.15);36.25;IF([.B92]&lt;(0.45);41.5;IF([.B92]&lt;(1);38;)))" office:value-type="float" office:value="38" calcext:value-type="float">
            <text:p>38</text:p>
          </table:table-cell>
          <table:table-cell table:formula="of:=RAND()*6.84+26.88" office:value-type="float" office:value="32.7714529878497" calcext:value-type="float">
            <text:p>32.7714529878497</text:p>
          </table:table-cell>
          <table:table-cell table:formula="of:=NORMINV(RAND();3;1.2)" office:value-type="float" office:value="3.37851225935016" calcext:value-type="float">
            <text:p>3.37851225935016</text:p>
          </table:table-cell>
          <table:table-cell table:formula="of:=[.E92]*([.C92])-((0.2)*([.E92])*([.A92])*([.D92]))+320" office:value-type="float" office:value="-98.8080291549904" calcext:value-type="float">
            <text:p>-98.8080291549904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36.1958937570266" calcext:value-type="float">
            <text:p>36.1958937570266</text:p>
          </table:table-cell>
          <table:table-cell table:formula="of:=RAND()" office:value-type="float" office:value="0.286186933404889" calcext:value-type="float">
            <text:p>0.286186933404889</text:p>
          </table:table-cell>
          <table:table-cell table:formula="of:=IF([.B93]&lt;(0.15);36.25;IF([.B93]&lt;(0.45);41.5;IF([.B93]&lt;(1);38;)))" office:value-type="float" office:value="41.5" calcext:value-type="float">
            <text:p>41.5</text:p>
          </table:table-cell>
          <table:table-cell table:formula="of:=RAND()*6.84+26.88" office:value-type="float" office:value="28.7675072857387" calcext:value-type="float">
            <text:p>28.7675072857387</text:p>
          </table:table-cell>
          <table:table-cell table:formula="of:=NORMINV(RAND();3;1.2)" office:value-type="float" office:value="4.91295441860528" calcext:value-type="float">
            <text:p>4.91295441860528</text:p>
          </table:table-cell>
          <table:table-cell table:formula="of:=[.E93]*([.C93])-((0.2)*([.E93])*([.A93])*([.D93]))+320" office:value-type="float" office:value="-499.250514438739" calcext:value-type="float">
            <text:p>-499.25051443873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7.4652268366826" calcext:value-type="float">
            <text:p>27.4652268366826</text:p>
          </table:table-cell>
          <table:table-cell table:formula="of:=RAND()" office:value-type="float" office:value="0.302416655734132" calcext:value-type="float">
            <text:p>0.302416655734132</text:p>
          </table:table-cell>
          <table:table-cell table:formula="of:=IF([.B94]&lt;(0.15);36.25;IF([.B94]&lt;(0.45);41.5;IF([.B94]&lt;(1);38;)))" office:value-type="float" office:value="41.5" calcext:value-type="float">
            <text:p>41.5</text:p>
          </table:table-cell>
          <table:table-cell table:formula="of:=RAND()*6.84+26.88" office:value-type="float" office:value="27.669415744226" calcext:value-type="float">
            <text:p>27.669415744226</text:p>
          </table:table-cell>
          <table:table-cell table:formula="of:=NORMINV(RAND();3;1.2)" office:value-type="float" office:value="3.26838837424136" calcext:value-type="float">
            <text:p>3.26838837424136</text:p>
          </table:table-cell>
          <table:table-cell table:formula="of:=[.E94]*([.C94])-((0.2)*([.E94])*([.A94])*([.D94]))+320" office:value-type="float" office:value="-41.1221265321468" calcext:value-type="float">
            <text:p>-41.122126532146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5.6707408453204" calcext:value-type="float">
            <text:p>25.6707408453204</text:p>
          </table:table-cell>
          <table:table-cell table:formula="of:=RAND()" office:value-type="float" office:value="0.569261290147427" calcext:value-type="float">
            <text:p>0.569261290147427</text:p>
          </table:table-cell>
          <table:table-cell table:formula="of:=IF([.B95]&lt;(0.15);36.25;IF([.B95]&lt;(0.45);41.5;IF([.B95]&lt;(1);38;)))" office:value-type="float" office:value="38" calcext:value-type="float">
            <text:p>38</text:p>
          </table:table-cell>
          <table:table-cell table:formula="of:=RAND()*6.84+26.88" office:value-type="float" office:value="27.9325336492655" calcext:value-type="float">
            <text:p>27.9325336492655</text:p>
          </table:table-cell>
          <table:table-cell table:formula="of:=NORMINV(RAND();3;1.2)" office:value-type="float" office:value="0.863489717748742" calcext:value-type="float">
            <text:p>0.863489717748742</text:p>
          </table:table-cell>
          <table:table-cell table:formula="of:=[.E95]*([.C95])-((0.2)*([.E95])*([.A95])*([.D95]))+320" office:value-type="float" office:value="228.97975048326" calcext:value-type="float">
            <text:p>228.9797504832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7480333203004" calcext:value-type="float">
            <text:p>24.7480333203004</text:p>
          </table:table-cell>
          <table:table-cell table:formula="of:=RAND()" office:value-type="float" office:value="0.832947889554156" calcext:value-type="float">
            <text:p>0.832947889554156</text:p>
          </table:table-cell>
          <table:table-cell table:formula="of:=IF([.B96]&lt;(0.15);36.25;IF([.B96]&lt;(0.45);41.5;IF([.B96]&lt;(1);38;)))" office:value-type="float" office:value="38" calcext:value-type="float">
            <text:p>38</text:p>
          </table:table-cell>
          <table:table-cell table:formula="of:=RAND()*6.84+26.88" office:value-type="float" office:value="32.0669207410015" calcext:value-type="float">
            <text:p>32.0669207410015</text:p>
          </table:table-cell>
          <table:table-cell table:formula="of:=NORMINV(RAND();3;1.2)" office:value-type="float" office:value="2.54362677464008" calcext:value-type="float">
            <text:p>2.54362677464008</text:p>
          </table:table-cell>
          <table:table-cell table:formula="of:=[.E96]*([.C96])-((0.2)*([.E96])*([.A96])*([.D96]))+320" office:value-type="float" office:value="12.9368234085063" calcext:value-type="float">
            <text:p>12.9368234085063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1.7711431560931" calcext:value-type="float">
            <text:p>21.7711431560931</text:p>
          </table:table-cell>
          <table:table-cell table:formula="of:=RAND()" office:value-type="float" office:value="0.973719161355673" calcext:value-type="float">
            <text:p>0.973719161355673</text:p>
          </table:table-cell>
          <table:table-cell table:formula="of:=IF([.B97]&lt;(0.15);36.25;IF([.B97]&lt;(0.45);41.5;IF([.B97]&lt;(1);38;)))" office:value-type="float" office:value="38" calcext:value-type="float">
            <text:p>38</text:p>
          </table:table-cell>
          <table:table-cell table:formula="of:=RAND()*6.84+26.88" office:value-type="float" office:value="28.8145900142424" calcext:value-type="float">
            <text:p>28.8145900142424</text:p>
          </table:table-cell>
          <table:table-cell table:formula="of:=NORMINV(RAND();3;1.2)" office:value-type="float" office:value="5.64616226109559" calcext:value-type="float">
            <text:p>5.64616226109559</text:p>
          </table:table-cell>
          <table:table-cell table:formula="of:=[.E97]*([.C97])-((0.2)*([.E97])*([.A97])*([.D97]))+320" office:value-type="float" office:value="-173.843348494288" calcext:value-type="float">
            <text:p>-173.843348494288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9.377136470362" calcext:value-type="float">
            <text:p>29.377136470362</text:p>
          </table:table-cell>
          <table:table-cell table:formula="of:=RAND()" office:value-type="float" office:value="0.829737926569217" calcext:value-type="float">
            <text:p>0.829737926569217</text:p>
          </table:table-cell>
          <table:table-cell table:formula="of:=IF([.B98]&lt;(0.15);36.25;IF([.B98]&lt;(0.45);41.5;IF([.B98]&lt;(1);38;)))" office:value-type="float" office:value="38" calcext:value-type="float">
            <text:p>38</text:p>
          </table:table-cell>
          <table:table-cell table:formula="of:=RAND()*6.84+26.88" office:value-type="float" office:value="33.3358348257457" calcext:value-type="float">
            <text:p>33.3358348257457</text:p>
          </table:table-cell>
          <table:table-cell table:formula="of:=NORMINV(RAND();3;1.2)" office:value-type="float" office:value="3.2997536537387" calcext:value-type="float">
            <text:p>3.2997536537387</text:p>
          </table:table-cell>
          <table:table-cell table:formula="of:=[.E98]*([.C98])-((0.2)*([.E98])*([.A98])*([.D98]))+320" office:value-type="float" office:value="-200.906614778436" calcext:value-type="float">
            <text:p>-200.90661477843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3.2197860851938" calcext:value-type="float">
            <text:p>23.2197860851938</text:p>
          </table:table-cell>
          <table:table-cell table:formula="of:=RAND()" office:value-type="float" office:value="0.170888419062764" calcext:value-type="float">
            <text:p>0.170888419062764</text:p>
          </table:table-cell>
          <table:table-cell table:formula="of:=IF([.B99]&lt;(0.15);36.25;IF([.B99]&lt;(0.45);41.5;IF([.B99]&lt;(1);38;)))" office:value-type="float" office:value="41.5" calcext:value-type="float">
            <text:p>41.5</text:p>
          </table:table-cell>
          <table:table-cell table:formula="of:=RAND()*6.84+26.88" office:value-type="float" office:value="33.0096650106865" calcext:value-type="float">
            <text:p>33.0096650106865</text:p>
          </table:table-cell>
          <table:table-cell table:formula="of:=NORMINV(RAND();3;1.2)" office:value-type="float" office:value="1.14513074977713" calcext:value-type="float">
            <text:p>1.14513074977713</text:p>
          </table:table-cell>
          <table:table-cell table:formula="of:=[.E99]*([.C99])-((0.2)*([.E99])*([.A99])*([.D99]))+320" office:value-type="float" office:value="191.979567260066" calcext:value-type="float">
            <text:p>191.979567260066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19.3571099647572" calcext:value-type="float">
            <text:p>19.3571099647572</text:p>
          </table:table-cell>
          <table:table-cell table:formula="of:=RAND()" office:value-type="float" office:value="0.271744804019117" calcext:value-type="float">
            <text:p>0.271744804019117</text:p>
          </table:table-cell>
          <table:table-cell table:formula="of:=IF([.B100]&lt;(0.15);36.25;IF([.B100]&lt;(0.45);41.5;IF([.B100]&lt;(1);38;)))" office:value-type="float" office:value="41.5" calcext:value-type="float">
            <text:p>41.5</text:p>
          </table:table-cell>
          <table:table-cell table:formula="of:=RAND()*6.84+26.88" office:value-type="float" office:value="32.8590583538855" calcext:value-type="float">
            <text:p>32.8590583538855</text:p>
          </table:table-cell>
          <table:table-cell table:formula="of:=NORMINV(RAND();3;1.2)" office:value-type="float" office:value="3.28198403012065" calcext:value-type="float">
            <text:p>3.28198403012065</text:p>
          </table:table-cell>
          <table:table-cell table:formula="of:=[.E100]*([.C100])-((0.2)*([.E100])*([.A100])*([.D100]))+320" office:value-type="float" office:value="38.6969439696459" calcext:value-type="float">
            <text:p>38.6969439696459</text:p>
          </table:table-cell>
          <table:table-cell table:number-columns-repeated="3"/>
        </table:table-row>
        <table:table-row table:style-name="ro1">
          <table:table-cell table:formula="of:=NORMINV(RAND();26;5.7)" office:value-type="float" office:value="24.9284415243905" calcext:value-type="float">
            <text:p>24.9284415243905</text:p>
          </table:table-cell>
          <table:table-cell table:formula="of:=RAND()" office:value-type="float" office:value="0.94765615179993" calcext:value-type="float">
            <text:p>0.94765615179993</text:p>
          </table:table-cell>
          <table:table-cell table:formula="of:=IF([.B101]&lt;(0.15);36.25;IF([.B101]&lt;(0.45);41.5;IF([.B101]&lt;(1);38;)))" office:value-type="float" office:value="38" calcext:value-type="float">
            <text:p>38</text:p>
          </table:table-cell>
          <table:table-cell table:formula="of:=RAND()*6.84+26.88" office:value-type="float" office:value="26.9947361172117" calcext:value-type="float">
            <text:p>26.9947361172117</text:p>
          </table:table-cell>
          <table:table-cell table:formula="of:=NORMINV(RAND();3;1.2)" office:value-type="float" office:value="5.06923721676622" calcext:value-type="float">
            <text:p>5.06923721676622</text:p>
          </table:table-cell>
          <table:table-cell table:formula="of:=[.E101]*([.C101])-((0.2)*([.E101])*([.A101])*([.D101]))+320" office:value-type="float" office:value="-169.624139371298" calcext:value-type="float">
            <text:p>-169.6241393712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9:00:55.078000000</meta:creation-date>
    <dc:date>2023-10-25T21:28:17.873000000</dc:date>
    <meta:editing-duration>PT22M29S</meta:editing-duration>
    <meta:editing-cycles>1</meta:editing-cycles>
    <meta:document-statistic meta:table-count="1" meta:cell-count="609" meta:object-count="0"/>
    <meta:generator>LibreOffice/7.3.4.2$Windows_X86_64 LibreOffice_project/728fec16bd5f605073805c3c9e7c4212a0120dc5</meta:generator>
  </office:meta>
</office:document-meta>
</file>